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Sans serif" svg:font-family="'Sans serif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draw:textarea-horizontal-align="left" draw:shadow="hidden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2.675cm" draw:shadow="hidden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0.77cm" draw:shadow="hidden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2.04cm" draw:shadow="hidden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5.215cm" draw:shadow="hidden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shadow="hidden" loext:decorative="false"/>
      <style:paragraph-properties style:writing-mode="lr-tb"/>
    </style:style>
    <style:style style:name="gr11" style:family="graphic" style:parent-style-name="standard">
      <style:graphic-properties draw:stroke="none" draw:fill="none" draw:shadow="hidden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4.58cm" draw:shadow="hidden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245cm" draw:shadow="hidden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9.242cm" draw:shadow="hidden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208cm" draw:shadow="hidden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8.701cm" draw:shadow="hidden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945cm" draw:shadow="hidden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8.826cm" draw:shadow="hidden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385cm" fo:min-width="0.608cm" draw:shadow="hidden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1.567cm" draw:shadow="hidden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31cm" draw:shadow="hidden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9.808cm" draw:shadow="hidden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85cm" fo:min-width="1.405cm" draw:shadow="hidden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85cm" fo:min-width="0.135cm" draw:shadow="hidden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3.31cm" draw:shadow="hidden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4.165cm" draw:shadow="hidden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3.329cm" draw:shadow="hidden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 draw:shadow="hidden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611cm" draw:shadow="hidden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156cm" draw:shadow="hidden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2.201cm" draw:shadow="hidden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54cm" fo:min-width="26.105cm" draw:shadow="hidden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54cm" fo:min-width="26.371cm" draw:shadow="hidden" loext:decorative="false"/>
      <style:paragraph-properties style:writing-mode="lr-tb"/>
    </style:style>
    <style:style style:name="gr34" style:family="graphic" style:parent-style-name="standard">
      <style:graphic-properties svg:stroke-color="#ffffff" draw:fill="solid" draw:fill-color="#b4c7dc" fo:min-height="1.247cm" fo:min-width="0.486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1cm" svg:stroke-color="#ffffff" draw:marker-start="" draw:marker-start-width="0.243cm" draw:marker-start-center="false" draw:marker-end="" draw:marker-end-width="0.243cm" draw:marker-end-center="false" draw:fill="solid" draw:fill-color="#3465a4" draw:opacity="67%" draw:textarea-horizontal-align="justify" draw:textarea-vertical-align="middle" draw:auto-grow-height="false" fo:min-height="1.366cm" fo:min-width="3.599cm" fo:padding-top="0.243cm" fo:padding-bottom="0.243cm" fo:padding-left="0.243cm" fo:padding-right="0.24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1cm" svg:stroke-color="#ffffff" draw:marker-start="" draw:marker-start-width="0.243cm" draw:marker-start-center="false" draw:marker-end="" draw:marker-end-width="0.243cm" draw:marker-end-center="false" draw:fill="solid" draw:fill-color="#3465a4" draw:opacity="100%" draw:textarea-horizontal-align="justify" draw:textarea-vertical-align="middle" draw:auto-grow-height="false" fo:min-height="1.516cm" fo:min-width="6.923cm" fo:padding-top="0.243cm" fo:padding-bottom="0.243cm" fo:padding-left="0.243cm" fo:padding-right="0.24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4cm" fo:min-width="6.54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3cm" fo:min-width="4.428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4cm" fo:min-width="2.879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5.644cm" draw:shadow="hidden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4.875cm" draw:shadow="hidden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5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81d41a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81cm" svg:stroke-color="#ffd428" draw:marker-start="" draw:marker-start-width="0.215cm" draw:marker-start-center="false" draw:marker-end="" draw:marker-end-width="0.215cm" draw:marker-end-center="false" draw:fill="solid" draw:fill-color="#ffde59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4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81cm" svg:stroke-color="#be480a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4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164cm" fo:min-width="0.986cm" fo:padding-top="0.148cm" fo:padding-bottom="0.148cm" fo:padding-left="0.273cm" fo:padding-right="0.273cm" fo:wrap-option="wrap" draw:shadow="hidden" draw:shadow-offset-x="0cm" draw:shadow-offset-y="0.141cm" draw:shadow-color="#81d41a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1.02cm" fo:min-width="1.302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50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481cm" fo:min-width="3.29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1.053cm" fo:min-width="1.256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52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481cm" fo:min-width="3.29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6.652cm" draw:shadow="hidden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4.039cm" fo:min-width="27.244cm" draw:shadow="hidden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81d41a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81cm" svg:stroke-color="#ffd428" draw:marker-start="" draw:marker-start-width="0.215cm" draw:marker-start-center="false" draw:marker-end="" draw:marker-end-width="0.215cm" draw:marker-end-center="false" draw:fill="solid" draw:fill-color="#ffde59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81cm" svg:stroke-color="#be480a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047cm" fo:min-width="0.594cm" fo:padding-top="0.148cm" fo:padding-bottom="0.148cm" fo:padding-left="0.273cm" fo:padding-right="0.273cm" fo:wrap-option="wrap" draw:shadow="hidden" draw:shadow-offset-x="0cm" draw:shadow-offset-y="0.141cm" draw:shadow-color="#81d41a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0.72cm" fo:min-width="0.808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63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294cm" fo:min-width="2.327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0.72cm" fo:min-width="0.808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65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294cm" fo:min-width="2.32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2.902cm" fo:min-width="1.066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1.221cm" draw:shadow="hidden" loext:decorative="false"/>
      <style:paragraph-properties style:writing-mode="lr-tb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Midnightblue-title">
      <style:graphic-properties fo:min-height="1.998cm" loext:decorative="false"/>
      <style:paragraph-properties style:writing-mode="lr-tb"/>
    </style:style>
    <style:style style:name="pr9" style:family="presentation" style:parent-style-name="Midnightblue2-title">
      <style:graphic-properties fo:min-height="0.101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2.552cm" style:use-optimal-column-width="false"/>
    </style:style>
    <style:style style:name="co2" style:family="table-column">
      <style:table-column-properties style:column-width="3.81cm" style:use-optimal-column-width="false"/>
    </style:style>
    <style:style style:name="co3" style:family="table-column">
      <style:table-column-properties style:column-width="3.579cm" style:use-optimal-column-width="false"/>
    </style:style>
    <style:style style:name="co4" style:family="table-column">
      <style:table-column-properties style:column-width="1.656cm" style:use-optimal-column-width="false"/>
    </style:style>
    <style:style style:name="co5" style:family="table-column">
      <style:table-column-properties style:column-width="2.598cm" style:use-optimal-column-width="false"/>
    </style:style>
    <style:style style:name="co6" style:family="table-column">
      <style:table-column-properties style:column-width="3.666cm" style:use-optimal-column-width="false"/>
    </style:style>
    <style:style style:name="ro1" style:family="table-row">
      <style:table-row-properties style:row-height="1.018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675cm" style:use-optimal-row-height="false"/>
    </style:style>
    <style:style style:name="ce1" style:family="table-cell">
      <loext:graphic-properties draw:textarea-horizontal-align="center"/>
    </style:style>
    <style:style style:name="P1" style:family="paragraph">
      <loext:graphic-properties draw:fill-color="#ffffff"/>
    </style:style>
    <style:style style:name="P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start" style:text-autospace="ideograph-alpha" style:punctuation-wrap="hanging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0" style:family="paragraph">
      <style:text-properties fo:color="#ffffff" loext:opacity="100%" fo:font-size="14pt" style:font-size-asian="14pt" style:font-size-complex="14pt"/>
    </style:style>
    <style:style style:name="P21" style:family="paragraph">
      <loext:graphic-properties draw:fill="solid" draw:fill-color="#b4c7dc"/>
      <style:paragraph-properties style:writing-mode="lr-tb"/>
      <style:text-properties fo:color="#ffffff" loext:opacity="100%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solid" draw:fill-color="#3465a4" draw:opacity="67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solid" draw:fill-color="#3465a4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loext:graphic-properties draw:fill="solid" draw:fill-color="#81d41a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loext:graphic-properties draw:fill="solid" draw:fill-color="#ffde5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gradient" draw:fill-color="#ffffff" draw:fill-gradient-name="Gradient_20_31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gradient" draw:fill-color="#2a6099" draw:fill-gradient-name="Gradient_20_1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729fcf" draw:fill-gradient-name="Gradient_20_650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gradient" draw:fill-color="#ffffff" draw:fill-gradient-name="Gradient_20_31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43" style:family="paragraph">
      <style:paragraph-properties fo:margin-top="0.42cm" fo:margin-bottom="0.35cm" fo:text-align="start"/>
      <style:text-properties style:font-name="Sans serif" fo:font-size="18pt" style:font-size-asian="18pt" style:font-size-complex="18pt"/>
    </style:style>
    <style:style style:name="P44" style:family="paragraph">
      <loext:graphic-properties draw:fill="none"/>
      <style:paragraph-properties fo:margin-top="0.42cm" fo:margin-bottom="0.35cm" fo:text-align="start"/>
      <style:text-properties style:font-name="Sans serif" fo:font-size="18pt" style:font-size-asian="18pt" style:font-size-complex="18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b 58%" fo:font-size="12pt" style:font-size-asian="12pt" style:font-size-complex="12pt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etter-spacing="normal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etter-spacing="normal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font-name="Sans serif" fo:font-size="18pt" fo:font-style="italic" style:font-size-asian="18pt" style:font-style-asian="italic" style:font-size-complex="18pt" style:font-style-complex="italic"/>
    </style:style>
    <style:style style:name="T30" style:family="text">
      <style:text-properties style:font-name="Sans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CPU Scheduling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Mandanta Guru Singa-124140147</text:p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PU Scheduling</text:p>
          </draw:text-box>
        </draw:frame>
        <draw:frame presentation:style-name="pr5" draw:text-style-name="P2" draw:layer="layout" svg:width="26cm" svg:height="10.5cm" svg:x="-0.331cm" svg:y="3.364cm" presentation:class="outline" presentation:user-transformed="true">
          <draw:text-box>
            <text:list text:style-name="L2">
              <text:list-header>
                <text:p text:style-name="P2"><text:span text:style-name="T1">Diberikan 5 proses berikut. Soal bersifat unik untuk setiap mahasiswa karena komponen</text:span></text:p>
                <text:p text:style-name="P2"><text:span text:style-name="T1">CPU burst diambil dari digit NIM(40147).</text:span></text:p>
                <text:p text:style-name="P2"><text:span text:style-name="T1">Definisikan:</text:span></text:p>
                <text:p text:style-name="P2"><text:span text:style-name="T1">• d</text:span><text:span text:style-name="T2">1</text:span><text:span text:style-name="T1">, d</text:span><text:span text:style-name="T2">2 </text:span><text:span text:style-name="T1">, d</text:span><text:span text:style-name="T2">3 </text:span><text:span text:style-name="T1">, d</text:span><text:span text:style-name="T2">4</text:span><text:span text:style-name="T1">, d</text:span><text:span text:style-name="T2">5 </text:span><text:span text:style-name="T1">= 5 digit terakhir NIM Anda (masing-masing 0–9).</text:span></text:p>
                <text:p text:style-name="P2"><text:span text:style-name="T1">Sehingga:</text:span></text:p>
                <text:p text:style-name="P2"><text:span text:style-name="T1">• P</text:span><text:span text:style-name="T2">1</text:span><text:span text:style-name="T1"> = d</text:span><text:span text:style-name="T2">1</text:span><text:span text:style-name="T1"> + 1 = 4 + 1 = 5</text:span></text:p>
                <text:p text:style-name="P2"><text:span text:style-name="T1">• P</text:span><text:span text:style-name="T2">2</text:span><text:span text:style-name="T1"> = d</text:span><text:span text:style-name="T2">2</text:span><text:span text:style-name="T1"> + 2 = 0 + 2 = 2</text:span></text:p>
                <text:p text:style-name="P2"><text:span text:style-name="T1">• P</text:span><text:span text:style-name="T2">3</text:span><text:span text:style-name="T1"> = d</text:span><text:span text:style-name="T2">3</text:span><text:span text:style-name="T1"> + 3 = 1 + 3 = 4</text:span></text:p>
                <text:p text:style-name="P2"><text:span text:style-name="T1">• P</text:span><text:span text:style-name="T2">4</text:span><text:span text:style-name="T1"> = d</text:span><text:span text:style-name="T2">4</text:span><text:span text:style-name="T1"> + 1 = 4 + 1 = 5</text:span></text:p>
                <text:p text:style-name="P2"><text:span text:style-name="T1">• P</text:span><text:span text:style-name="T2">5</text:span><text:span text:style-name="T1"> = d</text:span><text:span text:style-name="T2">5</text:span><text:span text:style-name="T1"> + 2 = 7 + 2 = 9</text:span></text:p>
                <text:p text:style-name="P2"><text:span text:style-name="T1"/></text:p>
              </text:list-header>
            </text:list>
          </draw:text-box>
        </draw:frame>
        <draw:frame draw:style-name="gr2" xml:id="id1" draw:id="id1" draw:layer="layout" svg:width="9.94cm" svg:height="5.577cm" svg:x="11.822cm" svg:y="8.623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-title">
              <table:table-cell>
                <text:p text:style-name="P3">Proses</text:p>
              </table:table-cell>
              <table:table-cell>
                <text:p text:style-name="P3">Arrival Time</text:p>
              </table:table-cell>
              <table:table-cell>
                <text:p text:style-name="P3">CPU Burst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1</text:span></text:p>
              </table:table-cell>
              <table:table-cell table:style-name="ce1">
                <text:p text:style-name="P3">t = 0</text:p>
              </table:table-cell>
              <table:table-cell>
                <text:p text:style-name="P3">5</text:p>
              </table:table-cell>
            </table:table-row>
            <table:table-row table:style-name="ro2" table:default-cell-style-name="blue-normal">
              <table:table-cell>
                <text:p text:style-name="P3">P<text:span text:style-name="T3">2</text:span></text:p>
              </table:table-cell>
              <table:table-cell>
                <text:p text:style-name="P3">t = 1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3</text:span></text:p>
              </table:table-cell>
              <table:table-cell>
                <text:p text:style-name="P3">t = 2</text:p>
              </table:table-cell>
              <table:table-cell>
                <text:p text:style-name="P3">4</text:p>
              </table:table-cell>
            </table:table-row>
            <table:table-row table:style-name="ro2" table:default-cell-style-name="blue-normal">
              <table:table-cell>
                <text:p text:style-name="P3">P<text:span text:style-name="T3">4</text:span></text:p>
              </table:table-cell>
              <table:table-cell>
                <text:p text:style-name="P3">t = 3</text:p>
              </table:table-cell>
              <table:table-cell>
                <text:p text:style-name="P3">5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5</text:span></text:p>
              </table:table-cell>
              <table:table-cell>
                <text:p text:style-name="P3">t = 6</text:p>
              </table:table-cell>
              <table:table-cell>
                <text:p text:style-name="P3">9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PU Scheduling</text:p>
          </draw:text-box>
        </draw:frame>
        <draw:frame draw:style-name="gr3" draw:text-style-name="P5" draw:layer="layout" svg:width="8.186cm" svg:height="2.269cm" svg:x="0.1cm" svg:y="6.917cm">
          <draw:text-box>
            <text:p text:style-name="P4"><text:span text:style-name="T4">2. Hitung untuk setiap algoritma:</text:span></text:p>
            <text:list text:style-name="L1">
              <text:list-item>
                <text:list>
                  <text:list-item>
                    <text:p text:style-name="P4"><text:span text:style-name="T4">Rata-rata turnaround time</text:span></text:p>
                  </text:list-item>
                  <text:list-item>
                    <text:p text:style-name="P4"><text:span text:style-name="T4">Rata-rata response ti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705cm" svg:height="4.288cm" svg:x="0.1cm" svg:y="3.349cm">
          <draw:text-box>
            <text:p text:style-name="P4"><text:span text:style-name="T4">1. Buat Gantt chart untuk algoritma berikut:</text:span></text:p>
            <text:list text:style-name="L1">
              <text:list-item>
                <text:list>
                  <text:list-item>
                    <text:p text:style-name="P4"><text:span text:style-name="T4">FIFO (FCFS)</text:span></text:p>
                  </text:list-item>
                  <text:list-item>
                    <text:p text:style-name="P4"><text:span text:style-name="T4">SJF non-preemptive</text:span></text:p>
                  </text:list-item>
                  <text:list-item>
                    <text:p text:style-name="P4"><text:span text:style-name="T4">STCF (preemptive SJF)</text:span></text:p>
                  </text:list-item>
                  <text:list-item>
                    <text:p text:style-name="P4"><text:span text:style-name="T4">Round Robin (q = 3)</text:span></text:p>
                  </text:list-item>
                </text:list>
              </text:list-item>
            </text:list>
            <text:p text:style-name="P4"><text:span text:style-name="T4"/></text:p>
          </draw:text-box>
        </draw:frame>
        <draw:frame draw:style-name="gr3" draw:text-style-name="P5" draw:layer="layout" svg:width="20.6cm" svg:height="2.942cm" svg:x="0.1cm" svg:y="9.113cm">
          <draw:text-box>
            <text:p text:style-name="P4"><text:span text:style-name="T4">3. Bandingkan hasil keempat algoritma, lalu jawab:</text:span></text:p>
            <text:list text:style-name="L1">
              <text:list-item>
                <text:list>
                  <text:list-item>
                    <text:p text:style-name="P4"><text:span text:style-name="T4">Algoritma mana terbaik untuk meminimalkan turnaround time? Jelaskan.</text:span></text:p>
                  </text:list-item>
                  <text:list-item>
                    <text:p text:style-name="P4"><text:span text:style-name="T4">Algoritma mana terbaik untuk sistem interaktif? Jelaskan berdasarkan response time.</text:span></text:p>
                  </text:list-item>
                  <text:list-item>
                    <text:p text:style-name="P4"><text:span text:style-name="T4">Tunjukkan minimal 1 trade-off nyata dari hasil perhitungan Anda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229cm" svg:height="3.615cm" svg:x="0.1cm" svg:y="10.702cm">
          <draw:text-box>
            <text:p text:style-name="P4"><text:span text:style-name="T4"/></text:p>
            <text:p text:style-name="P4"><text:span text:style-name="T4"/></text:p>
            <text:p text:style-name="P4"><text:span text:style-name="T4">4. Desain skema MLFQ sederhana (minimal 3 level antrian) untuk data proses di atas:</text:span></text:p>
            <text:list text:style-name="L1">
              <text:list-item>
                <text:list>
                  <text:list-item>
                    <text:p text:style-name="P4"><text:span text:style-name="T4">Tentukan aturan prioritas, kuantum tiap level, dan aturan priority boost.</text:span></text:p>
                  </text:list-item>
                  <text:list-item>
                    <text:p text:style-name="P4"><text:span text:style-name="T4">Jelaskan mengapa aturan Anda dapat mengurangi starv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p text:style-name="P8"><text:span text:style-name="T5">•FIFO</text:span></text:p>
          </draw:text-box>
        </draw:frame>
        <draw:custom-shape draw:style-name="gr6" draw:text-style-name="P10" xml:id="id6" draw:id="id6" draw:layer="layout" svg:width="3.175cm" svg:height="0.635cm" svg:x="0.273cm" svg:y="5.7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0" draw:id="id10" draw:layer="layout" svg:width="1.27cm" svg:height="0.635cm" svg:x="3.448cm" svg:y="5.7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3" draw:id="id13" draw:layer="layout" svg:width="2.54cm" svg:height="0.635cm" svg:x="4.718cm" svg:y="5.7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6" draw:id="id16" draw:layer="layout" svg:width="3.175cm" svg:height="0.635cm" svg:x="7.258cm" svg:y="5.7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9" draw:id="id19" draw:layer="layout" svg:width="5.715cm" svg:height="0.635cm" svg:x="10.433cm" svg:y="5.7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7" draw:id="id7" draw:layer="layout" svg:width="0.635cm" svg:height="0.826cm" svg:x="0cm" svg:y="6.176cm">
          <draw:text-box>
            <text:p text:style-name="P11"><text:span text:style-name="T6">0</text:span></text:p>
          </draw:text-box>
        </draw:frame>
        <draw:frame draw:style-name="gr11" draw:text-style-name="P7" xml:id="id8" draw:id="id8" draw:layer="layout" svg:width="0.744cm" svg:height="0.826cm" svg:x="3.097cm" svg:y="6.152cm">
          <draw:text-box>
            <text:p><text:span text:style-name="T6">5</text:span></text:p>
          </draw:text-box>
        </draw:frame>
        <draw:frame draw:style-name="gr11" draw:text-style-name="P7" xml:id="id11" draw:id="id11" draw:layer="layout" svg:width="0.744cm" svg:height="0.826cm" svg:x="4.357cm" svg:y="6.131cm">
          <draw:text-box>
            <text:p><text:span text:style-name="T6">7</text:span></text:p>
          </draw:text-box>
        </draw:frame>
        <draw:frame draw:style-name="gr11" draw:text-style-name="P7" xml:id="id14" draw:id="id14" draw:layer="layout" svg:width="1.017cm" svg:height="0.826cm" svg:x="6.715cm" svg:y="6.131cm">
          <draw:text-box>
            <text:p><text:span text:style-name="T6">11</text:span></text:p>
          </draw:text-box>
        </draw:frame>
        <draw:frame draw:style-name="gr11" draw:text-style-name="P7" xml:id="id20" draw:id="id20" draw:layer="layout" svg:width="1.042cm" svg:height="0.826cm" svg:x="15.579cm" svg:y="6.156cm">
          <draw:text-box>
            <text:p><text:span text:style-name="T6">25</text:span></text:p>
          </draw:text-box>
        </draw:frame>
        <draw:frame draw:style-name="gr11" draw:text-style-name="P7" xml:id="id17" draw:id="id17" draw:layer="layout" svg:width="1.241cm" svg:height="0.826cm" svg:x="9.819cm" svg:y="6.131cm">
          <draw:text-box>
            <text:p><text:span text:style-name="T6">16</text:span></text:p>
          </draw:text-box>
        </draw:frame>
        <draw:frame draw:style-name="gr12" draw:text-style-name="P13" draw:layer="layout" svg:width="5.08cm" svg:height="1.597cm" svg:x="0cm" svg:y="3.702cm">
          <draw:text-box>
            <text:list text:style-name="L1">
              <text:list-item>
                <text:list>
                  <text:list-item>
                    <text:p xml:id="id3" text:id="id3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14.605cm" svg:height="0.923cm" svg:x="0cm" svg:y="6.697cm">
          <draw:text-box>
            <text:list text:style-name="L1">
              <text:list-item>
                <text:list>
                  <text:list-item>
                    <text:p xml:id="id21" text:id="id21"><text:span text:style-name="T4">Rata-rata turnaround time (TA) dan Response time (RT)</text:span></text:p>
                  </text:list-item>
                </text:list>
              </text:list-item>
            </text:list>
          </draw:text-box>
        </draw:frame>
        <draw:frame draw:style-name="gr13" draw:text-style-name="P14" draw:layer="layout" svg:width="7.015cm" svg:height="0.924cm" svg:x="0.388cm" svg:y="7.684cm">
          <draw:text-box>
            <text:p xml:id="id22" text:id="id22"><text:span text:style-name="T4"><text:tab/></text:span><text:span text:style-name="T4">Rumus TA = T</text:span><text:span text:style-name="T7">selesai</text:span><text:span text:style-name="T4"> - T</text:span><text:span text:style-name="T7">tiba</text:span></text:p>
          </draw:text-box>
        </draw:frame>
        <draw:frame draw:style-name="gr14" draw:text-style-name="P13" draw:layer="layout" svg:width="11.012cm" svg:height="4.289cm" svg:x="0.388cm" svg:y="8.411cm">
          <draw:text-box>
            <text:p xml:id="id23" text:id="id23" text:style-name="P4"><text:span text:style-name="T4"><text:tab/></text:span><text:span text:style-name="T4">TA-P</text:span><text:span text:style-name="T7">1</text:span><text:span text:style-name="T4">= 5 – 0 <text:s text:c="2"/>= 5</text:span></text:p>
            <text:p xml:id="id24" text:id="id24" text:style-name="P11"><text:span text:style-name="T4"><text:tab/></text:span><text:span text:style-name="T4">TA-P</text:span><text:span text:style-name="T7">2</text:span><text:span text:style-name="T4">= 7 – 1 <text:s text:c="2"/>= 6</text:span></text:p>
            <text:p xml:id="id25" text:id="id25" text:style-name="P11"><text:span text:style-name="T4"><text:tab/></text:span><text:span text:style-name="T4">TA-P</text:span><text:span text:style-name="T7">3</text:span><text:span text:style-name="T4">= 11 – 2 = 9</text:span></text:p>
            <text:p xml:id="id26" text:id="id26" text:style-name="P11"><text:span text:style-name="T4"><text:tab/></text:span><text:span text:style-name="T4">TA-P</text:span><text:span text:style-name="T7">4</text:span><text:span text:style-name="T4">= 16 – 3 = 13</text:span></text:p>
            <text:p xml:id="id27" text:id="id27" text:style-name="P11"><text:span text:style-name="T4"><text:tab/></text:span><text:span text:style-name="T4">TA-P</text:span><text:span text:style-name="T7">5</text:span><text:span text:style-name="T4">= 25 – 6 = 19</text:span></text:p>
            <text:p xml:id="id28" text:id="id28" text:style-name="P11"><text:span text:style-name="T4"><text:tab/></text:span><text:span text:style-name="T4">TA</text:span><text:span text:style-name="T7">AVG</text:span><text:span text:style-name="T4">= (5 + 6 + 9 + 13 + 19)/5 = 10,4 detik</text:span></text:p>
          </draw:text-box>
        </draw:frame>
        <draw:frame draw:style-name="gr15" draw:text-style-name="P14" draw:layer="layout" svg:width="8.978cm" svg:height="0.924cm" svg:x="10.331cm" svg:y="7.636cm">
          <draw:text-box>
            <text:p xml:id="id29" text:id="id29" text:style-name="P15"><text:span text:style-name="T4"><text:tab/></text:span><text:span text:style-name="T4">Rumus RT = T</text:span><text:span text:style-name="T7">pertama dijadwalkan</text:span><text:span text:style-name="T4"> - T</text:span><text:span text:style-name="T7">tiba</text:span></text:p>
          </draw:text-box>
        </draw:frame>
        <draw:frame draw:style-name="gr16" draw:text-style-name="P13" draw:layer="layout" svg:width="10.471cm" svg:height="4.289cm" svg:x="10.331cm" svg:y="8.363cm">
          <draw:text-box>
            <text:p xml:id="id30" text:id="id30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31" text:id="id31" text:style-name="P11"><text:span text:style-name="T4"><text:tab/></text:span><text:span text:style-name="T4">RT-P</text:span><text:span text:style-name="T7">2</text:span><text:span text:style-name="T4">= 5 – 1 <text:s text:c="2"/>= 4</text:span></text:p>
            <text:p xml:id="id32" text:id="id32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33" text:id="id33" text:style-name="P11"><text:span text:style-name="T4"><text:tab/></text:span><text:span text:style-name="T4">RT-P</text:span><text:span text:style-name="T7">4</text:span><text:span text:style-name="T4">= 11 – 3 = 8</text:span></text:p>
            <text:p xml:id="id34" text:id="id34" text:style-name="P11"><text:span text:style-name="T4"><text:tab/></text:span><text:span text:style-name="T4">RT-P</text:span><text:span text:style-name="T7">5</text:span><text:span text:style-name="T4">= 16 – 6 = 10</text:span></text:p>
            <text:p xml:id="id35" text:id="id35" text:style-name="P11"><text:span text:style-name="T8"><text:tab/></text:span><text:span text:style-name="T8">RT</text:span><text:span text:style-name="T7">AVG</text:span><text:span text:style-name="T4">= (0 + 4 + 5 + 8 + 10)/5 = 5,4 detik</text:span></text:p>
          </draw:text-box>
        </draw:frame>
        <draw:frame draw:style-name="gr11" draw:text-style-name="P16" draw:layer="layout" svg:width="18.638cm" svg:height="1.114cm" svg:x="1.682cm" svg:y="3.331cm">
          <draw:text-box>
            <text:p xml:id="id2" text:id="id2"><text:span text:style-name="T5">: Siapa yang datang duluan, dia yang dilayani sampai selesai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5" text:id="id5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9" text:id="id9"><text:span text:style-name="T4">t = 5 → (P</text:span><text:span text:style-name="T7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12" text:id="id12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15" text:id="id15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cm" svg:y="4.692cm">
          <draw:text-box>
            <text:p xml:id="id18" text:id="id18"><text:span text:style-name="T4">t = 16 → (</text:span><text:span text:style-name="T8">P</text:span><text:span text:style-name="T7">5</text:span><text:span text:style-name="T8">)</text:span></text:p>
          </draw:text-box>
        </draw:frame>
        <draw:frame draw:style-name="gr2" xml:id="id4" draw:id="id4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2" anim:sub-item="text" smil:type="slideWipe" smil:subtype="fromRight" smil:mode="out"/>
                  <anim:set smil:begin="0.499s" smil:dur="0.001s" smil:fill="hold" smil:targetElement="id2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5" anim:sub-item="text" smil:type="slideWipe" smil:subtype="fromRight" smil:mode="out"/>
                  <anim:set smil:begin="0.499s" smil:dur="0.001s" smil:fill="hold" smil:targetElement="id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9" anim:sub-item="text" smil:type="slideWipe" smil:subtype="fromRight" smil:mode="out"/>
                  <anim:set smil:begin="0.499s" smil:dur="0.001s" smil:fill="hold" smil:targetElement="id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" anim:sub-item="text" smil:type="slideWipe" smil:subtype="fromRight" smil:mode="out"/>
                  <anim:set smil:begin="0.499s" smil:dur="0.001s" smil:fill="hold" smil:targetElement="id1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5" anim:sub-item="text" smil:type="slideWipe" smil:subtype="fromRight" smil:mode="out"/>
                  <anim:set smil:begin="0.499s" smil:dur="0.001s" smil:fill="hold" smil:targetElement="id1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11">SJF </text:span><text:span text:style-name="T5">non-preemptive</text:span></text:p>
              </text:list-item>
            </text:list>
          </draw:text-box>
        </draw:frame>
        <draw:custom-shape draw:style-name="gr6" draw:text-style-name="P10" xml:id="id40" draw:id="id40" draw:layer="layout" svg:width="3.175cm" svg:height="0.635cm" svg:x="0.273cm" svg:y="5.7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44" draw:id="id44" draw:layer="layout" svg:width="1.27cm" svg:height="0.635cm" svg:x="3.448cm" svg:y="5.7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7" draw:id="id47" draw:layer="layout" svg:width="2.54cm" svg:height="0.635cm" svg:x="4.718cm" svg:y="5.7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50" draw:id="id50" draw:layer="layout" svg:width="3.175cm" svg:height="0.635cm" svg:x="7.258cm" svg:y="5.7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3" draw:id="id53" draw:layer="layout" svg:width="5.715cm" svg:height="0.635cm" svg:x="10.433cm" svg:y="5.7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41" draw:id="id41" draw:layer="layout" svg:width="0.635cm" svg:height="0.826cm" svg:x="0cm" svg:y="6.176cm">
          <draw:text-box>
            <text:p text:style-name="P11"><text:span text:style-name="T6">0</text:span></text:p>
          </draw:text-box>
        </draw:frame>
        <draw:frame draw:style-name="gr11" draw:text-style-name="P7" xml:id="id42" draw:id="id42" draw:layer="layout" svg:width="0.744cm" svg:height="0.826cm" svg:x="3.097cm" svg:y="6.152cm">
          <draw:text-box>
            <text:p><text:span text:style-name="T6">5</text:span></text:p>
          </draw:text-box>
        </draw:frame>
        <draw:frame draw:style-name="gr11" draw:text-style-name="P7" xml:id="id45" draw:id="id45" draw:layer="layout" svg:width="0.744cm" svg:height="0.826cm" svg:x="4.357cm" svg:y="6.131cm">
          <draw:text-box>
            <text:p><text:span text:style-name="T6">7</text:span></text:p>
          </draw:text-box>
        </draw:frame>
        <draw:frame draw:style-name="gr11" draw:text-style-name="P7" xml:id="id48" draw:id="id48" draw:layer="layout" svg:width="1.017cm" svg:height="0.826cm" svg:x="6.715cm" svg:y="6.131cm">
          <draw:text-box>
            <text:p><text:span text:style-name="T6">11</text:span></text:p>
          </draw:text-box>
        </draw:frame>
        <draw:frame draw:style-name="gr11" draw:text-style-name="P7" xml:id="id54" draw:id="id54" draw:layer="layout" svg:width="1.042cm" svg:height="0.826cm" svg:x="15.579cm" svg:y="6.156cm">
          <draw:text-box>
            <text:p><text:span text:style-name="T6">25</text:span></text:p>
          </draw:text-box>
        </draw:frame>
        <draw:frame draw:style-name="gr11" draw:text-style-name="P7" xml:id="id51" draw:id="id51" draw:layer="layout" svg:width="1.241cm" svg:height="0.826cm" svg:x="9.819cm" svg:y="6.131cm">
          <draw:text-box>
            <text:p><text:span text:style-name="T6">16</text:span></text:p>
          </draw:text-box>
        </draw:frame>
        <draw:frame draw:style-name="gr12" draw:text-style-name="P13" draw:layer="layout" svg:width="5.08cm" svg:height="1.597cm" svg:x="0cm" svg:y="3.702cm">
          <draw:text-box>
            <text:list text:style-name="L1">
              <text:list-item>
                <text:list>
                  <text:list-item>
                    <text:p xml:id="id37" text:id="id37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4" draw:text-style-name="P13" draw:layer="layout" svg:width="11.012cm" svg:height="4.289cm" svg:x="0.388cm" svg:y="6.911cm">
          <draw:text-box>
            <text:p xml:id="id55" text:id="id55" text:style-name="P4"><text:span text:style-name="T4"><text:tab/></text:span><text:span text:style-name="T4">TA-P</text:span><text:span text:style-name="T7">1</text:span><text:span text:style-name="T4">= 5 – 0 <text:s text:c="2"/>= 5</text:span></text:p>
            <text:p xml:id="id56" text:id="id56" text:style-name="P11"><text:span text:style-name="T4"><text:tab/></text:span><text:span text:style-name="T4">TA-P</text:span><text:span text:style-name="T7">2</text:span><text:span text:style-name="T4">= 7 – 1 <text:s text:c="2"/>= 6</text:span></text:p>
            <text:p xml:id="id57" text:id="id57" text:style-name="P11"><text:span text:style-name="T4"><text:tab/></text:span><text:span text:style-name="T4">TA-P</text:span><text:span text:style-name="T7">3</text:span><text:span text:style-name="T4">= 11 – 2 = 9</text:span></text:p>
            <text:p xml:id="id58" text:id="id58" text:style-name="P11"><text:span text:style-name="T4"><text:tab/></text:span><text:span text:style-name="T4">TA-P</text:span><text:span text:style-name="T7">4</text:span><text:span text:style-name="T4">= 16 – 3 = 13</text:span></text:p>
            <text:p xml:id="id59" text:id="id59" text:style-name="P11"><text:span text:style-name="T4"><text:tab/></text:span><text:span text:style-name="T4">TA-P</text:span><text:span text:style-name="T7">5</text:span><text:span text:style-name="T4">= 25 – 6 = 19</text:span></text:p>
            <text:p xml:id="id60" text:id="id60" text:style-name="P11"><text:span text:style-name="T4"><text:tab/></text:span><text:span text:style-name="T4">TA</text:span><text:span text:style-name="T7">AVG</text:span><text:span text:style-name="T4">= (5 + 6 + 9 + 13 + 19)/5 = 10,4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61" text:id="id61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62" text:id="id62" text:style-name="P11"><text:span text:style-name="T4"><text:tab/></text:span><text:span text:style-name="T4">RT-P</text:span><text:span text:style-name="T7">2</text:span><text:span text:style-name="T4">= 5 – 1 <text:s text:c="2"/>= 4</text:span></text:p>
            <text:p xml:id="id63" text:id="id63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64" text:id="id64" text:style-name="P11"><text:span text:style-name="T4"><text:tab/></text:span><text:span text:style-name="T4">RT-P</text:span><text:span text:style-name="T7">4</text:span><text:span text:style-name="T4">= 11 – 3 = 8</text:span></text:p>
            <text:p xml:id="id65" text:id="id65" text:style-name="P11"><text:span text:style-name="T4"><text:tab/></text:span><text:span text:style-name="T4">RT-P</text:span><text:span text:style-name="T7">5</text:span><text:span text:style-name="T4">= 16 – 6 = 10</text:span></text:p>
            <text:p xml:id="id66" text:id="id66" text:style-name="P11"><text:span text:style-name="T8"><text:tab/></text:span><text:span text:style-name="T8">RT</text:span><text:span text:style-name="T7">AVG</text:span><text:span text:style-name="T4">= (0 + 4 + 5 + 8 + 10)/5 = 5,4 detik</text:span></text:p>
          </draw:text-box>
        </draw:frame>
        <draw:frame draw:style-name="gr3" draw:text-style-name="P9" draw:layer="layout" svg:width="19.908cm" svg:height="1.114cm" svg:x="6.985cm" svg:y="3.331cm">
          <draw:text-box>
            <text:p xml:id="id36" text:id="id36" text:style-name="P8"><text:span text:style-name="T5">: Jalankan pekerjaan terpendek terlebih dahulu sampai tuntas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39" text:id="id39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43" text:id="id43"><text:span text:style-name="T4">t = 5 → (P</text:span><text:span text:style-name="T7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46" text:id="id46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49" text:id="id49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cm" svg:y="4.692cm">
          <draw:text-box>
            <text:p xml:id="id52" text:id="id52"><text:span text:style-name="T4">t = 16 → (</text:span><text:span text:style-name="T8">P</text:span><text:span text:style-name="T7">5</text:span><text:span text:style-name="T8">)</text:span></text:p>
          </draw:text-box>
        </draw:frame>
        <draw:frame draw:style-name="gr2" xml:id="id38" draw:id="id38" draw:layer="layout" svg:width="7.919cm" svg:height="4.049cm" svg:x="19.587cm" svg:y="3.528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36" anim:sub-item="text" smil:type="slideWipe" smil:subtype="fromRight" smil:mode="out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39" anim:sub-item="text" smil:type="slideWipe" smil:subtype="fromRight" smil:mode="out"/>
                  <anim:set smil:begin="0.499s" smil:dur="0.001s" smil:fill="hold" smil:targetElement="id3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3" anim:sub-item="text" smil:type="slideWipe" smil:subtype="fromRight" smil:mode="out"/>
                  <anim:set smil:begin="0.499s" smil:dur="0.001s" smil:fill="hold" smil:targetElement="id4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6" anim:sub-item="text" smil:type="slideWipe" smil:subtype="fromRight" smil:mode="out"/>
                  <anim:set smil:begin="0.499s" smil:dur="0.001s" smil:fill="hold" smil:targetElement="id4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9" anim:sub-item="text" smil:type="slideWipe" smil:subtype="fromRight" smil:mode="out"/>
                  <anim:set smil:begin="0.499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STCF (preemptive SJF)</text:span></text:p>
              </text:list-item>
            </text:list>
          </draw:text-box>
        </draw:frame>
        <draw:frame draw:style-name="gr17" draw:text-style-name="P13" draw:layer="layout" svg:width="4.445cm" svg:height="1.597cm" svg:x="0cm" svg:y="3.702cm">
          <draw:text-box>
            <text:list text:style-name="L1">
              <text:list-item>
                <text:list>
                  <text:list-item>
                    <text:p xml:id="id68" text:id="id68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10.596cm" svg:height="4.289cm" svg:x="0.388cm" svg:y="6.911cm">
          <draw:text-box>
            <text:p xml:id="id89" text:id="id89" text:style-name="P4"><text:span text:style-name="T4"><text:tab/></text:span><text:span text:style-name="T4">TA-P</text:span><text:span text:style-name="T7">1</text:span><text:span text:style-name="T4">= 7 – 0 <text:s text:c="2"/>= 7</text:span></text:p>
            <text:p xml:id="id90" text:id="id90" text:style-name="P11"><text:span text:style-name="T4"><text:tab/></text:span><text:span text:style-name="T4">TA-P</text:span><text:span text:style-name="T7">2</text:span><text:span text:style-name="T4">= 3 – 1 <text:s text:c="2"/>= 2</text:span></text:p>
            <text:p xml:id="id91" text:id="id91" text:style-name="P11"><text:span text:style-name="T4"><text:tab/></text:span><text:span text:style-name="T4">TA-P</text:span><text:span text:style-name="T7">3</text:span><text:span text:style-name="T4">= 11 – 2 = 9</text:span></text:p>
            <text:p xml:id="id92" text:id="id92" text:style-name="P11"><text:span text:style-name="T4"><text:tab/></text:span><text:span text:style-name="T4">TA-P</text:span><text:span text:style-name="T7">4</text:span><text:span text:style-name="T4">= 16 – 3 = 13</text:span></text:p>
            <text:p xml:id="id93" text:id="id93" text:style-name="P11"><text:span text:style-name="T4"><text:tab/></text:span><text:span text:style-name="T4">TA-P</text:span><text:span text:style-name="T7">5</text:span><text:span text:style-name="T4">= 25 – 6 = 19</text:span></text:p>
            <text:p xml:id="id94" text:id="id94" text:style-name="P11"><text:span text:style-name="T4"><text:tab/></text:span><text:span text:style-name="T4">TA</text:span><text:span text:style-name="T7">AVG</text:span><text:span text:style-name="T4">= (7 + 2 + 9 + 13 + 19)/5 = 10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95" text:id="id95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96" text:id="id96" text:style-name="P11"><text:span text:style-name="T4"><text:tab/></text:span><text:span text:style-name="T4">RT-P</text:span><text:span text:style-name="T7">2</text:span><text:span text:style-name="T4">= 1 – 1 <text:s text:c="2"/>= 0</text:span></text:p>
            <text:p xml:id="id97" text:id="id97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98" text:id="id98" text:style-name="P11"><text:span text:style-name="T4"><text:tab/></text:span><text:span text:style-name="T4">RT-P</text:span><text:span text:style-name="T7">4</text:span><text:span text:style-name="T4">= 11 – 3 = 8</text:span></text:p>
            <text:p xml:id="id99" text:id="id99" text:style-name="P11"><text:span text:style-name="T4"><text:tab/></text:span><text:span text:style-name="T4">RT-P</text:span><text:span text:style-name="T7">5</text:span><text:span text:style-name="T4">= 16 – 6 = 10</text:span></text:p>
            <text:p xml:id="id100" text:id="id100" text:style-name="P11"><text:span text:style-name="T8"><text:tab/></text:span><text:span text:style-name="T8">RT</text:span><text:span text:style-name="T7">AVG</text:span><text:span text:style-name="T4">= (0 + 0 + 5 + 8 + 10)/5 = 4,6 detik</text:span></text:p>
          </draw:text-box>
        </draw:frame>
        <draw:frame draw:style-name="gr3" draw:text-style-name="P9" draw:layer="layout" svg:width="22.86cm" svg:height="1.114cm" svg:x="6.985cm" svg:y="3.331cm">
          <draw:text-box>
            <text:p xml:id="id67" text:id="id67" text:style-name="P8"><text:span text:style-name="T5">: Selalu jalankan pekerjaan dengan sisa waktu terpendek (boleh <text:s text:c="22"/>mendahului)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70" text:id="id70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80" text:id="id80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83" text:id="id83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16cm" svg:y="4.747cm">
          <draw:text-box>
            <text:p xml:id="id86" text:id="id86"><text:span text:style-name="T4">t = 16 → (</text:span><text:span text:style-name="T8">P</text:span><text:span text:style-name="T7">5</text:span><text:span text:style-name="T8">)</text:span></text:p>
          </draw:text-box>
        </draw:frame>
        <draw:custom-shape draw:style-name="gr19" draw:text-style-name="P10" xml:id="id71" draw:id="id71" draw:layer="layout" svg:width="1.108cm" svg:height="0.635cm" svg:x="0.273cm" svg:y="5.8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75" draw:id="id75" draw:layer="layout" svg:width="1.27cm" svg:height="0.635cm" svg:x="1.381cm" svg:y="5.8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1" draw:id="id81" draw:layer="layout" svg:width="2.54cm" svg:height="0.635cm" svg:x="4.718cm" svg:y="5.8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84" draw:id="id84" draw:layer="layout" svg:width="3.175cm" svg:height="0.635cm" svg:x="7.258cm" svg:y="5.8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87" draw:id="id87" draw:layer="layout" svg:width="5.715cm" svg:height="0.635cm" svg:x="10.433cm" svg:y="5.8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72" draw:id="id72" draw:layer="layout" svg:width="0.635cm" svg:height="0.826cm" svg:x="0cm" svg:y="6.276cm">
          <draw:text-box>
            <text:p text:style-name="P11"><text:span text:style-name="T6">0</text:span></text:p>
          </draw:text-box>
        </draw:frame>
        <draw:frame draw:style-name="gr11" draw:text-style-name="P7" xml:id="id78" draw:id="id78" draw:layer="layout" svg:width="0.744cm" svg:height="0.826cm" svg:x="4.357cm" svg:y="6.231cm">
          <draw:text-box>
            <text:p><text:span text:style-name="T6">7</text:span></text:p>
          </draw:text-box>
        </draw:frame>
        <draw:frame draw:style-name="gr11" draw:text-style-name="P7" xml:id="id82" draw:id="id82" draw:layer="layout" svg:width="1.017cm" svg:height="0.826cm" svg:x="6.715cm" svg:y="6.231cm">
          <draw:text-box>
            <text:p><text:span text:style-name="T6">11</text:span></text:p>
          </draw:text-box>
        </draw:frame>
        <draw:frame draw:style-name="gr11" draw:text-style-name="P7" xml:id="id88" draw:id="id88" draw:layer="layout" svg:width="1.042cm" svg:height="0.826cm" svg:x="15.579cm" svg:y="6.256cm">
          <draw:text-box>
            <text:p><text:span text:style-name="T6">25</text:span></text:p>
          </draw:text-box>
        </draw:frame>
        <draw:frame draw:style-name="gr11" draw:text-style-name="P7" xml:id="id85" draw:id="id85" draw:layer="layout" svg:width="1.241cm" svg:height="0.826cm" svg:x="9.819cm" svg:y="6.231cm">
          <draw:text-box>
            <text:p><text:span text:style-name="T6">16</text:span></text:p>
          </draw:text-box>
        </draw:frame>
        <draw:custom-shape draw:style-name="gr20" draw:text-style-name="P18" xml:id="id79" draw:id="id79" draw:layer="layout" svg:width="2.067cm" svg:height="0.635cm" svg:x="2.651cm" svg:y="5.815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11" draw:text-style-name="P7" xml:id="id73" draw:id="id73" draw:layer="layout" svg:width="0.744cm" svg:height="0.826cm" svg:x="0.972cm" svg:y="6.25cm">
          <draw:text-box>
            <text:p><text:span text:style-name="T6">1</text:span></text:p>
          </draw:text-box>
        </draw:frame>
        <draw:frame draw:style-name="gr11" draw:text-style-name="P16" xml:id="id76" draw:id="id76" draw:layer="layout" svg:width="0.744cm" svg:height="0.826cm" svg:x="2.342cm" svg:y="6.267cm">
          <draw:text-box>
            <text:p><text:span text:style-name="T6">3</text:span></text:p>
          </draw:text-box>
        </draw:frame>
        <draw:frame draw:style-name="gr2" xml:id="id69" draw:id="id69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6" draw:layer="layout" svg:width="4.807cm" svg:height="1.27cm" svg:x="-0.712cm" svg:y="4.545cm">
          <draw:text-box>
            <text:p xml:id="id74" text:id="id74"><text:span text:style-name="T4">t = 1 → (P</text:span><text:span text:style-name="T7">2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77" text:id="id77"><text:span text:style-name="T4">t = 3 → (P</text:span><text:span text:style-name="T7">1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67" anim:sub-item="text" smil:type="slideWipe" smil:subtype="fromRight" smil:mode="out"/>
                  <anim:set smil:begin="0.499s" smil:dur="0.001s" smil:fill="hold" smil:targetElement="id67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0" anim:sub-item="text" smil:type="slideWipe" smil:subtype="fromRight" smil:mode="out"/>
                  <anim:set smil:begin="0.499s" smil:dur="0.001s" smil:fill="hold" smil:targetElement="id7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4" anim:sub-item="text" smil:type="slideWipe" smil:subtype="fromRight" smil:mode="out"/>
                  <anim:set smil:begin="0.499s" smil:dur="0.001s" smil:fill="hold" smil:targetElement="id7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9" smil:attributeName="visibility" smil:to="visible"/>
                  <anim:transitionFilter smil:dur="0.5s" smil:targetElement="id7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7" anim:sub-item="text" smil:type="slideWipe" smil:subtype="fromRight" smil:mode="out"/>
                  <anim:set smil:begin="0.499s" smil:dur="0.001s" smil:fill="hold" smil:targetElement="id7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80" anim:sub-item="text" smil:type="slideWipe" smil:subtype="fromRight" smil:mode="out"/>
                  <anim:set smil:begin="0.499s" smil:dur="0.001s" smil:fill="hold" smil:targetElement="id8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83" anim:sub-item="text" smil:type="slideWipe" smil:subtype="fromRight" smil:mode="out"/>
                  <anim:set smil:begin="0.499s" smil:dur="0.001s" smil:fill="hold" smil:targetElement="id8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7" smil:attributeName="visibility" smil:to="visible"/>
                  <anim:transitionFilter smil:dur="0.5s" smil:targetElement="id8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Round Robin (q = 3)</text:span></text:p>
              </text:list-item>
            </text:list>
          </draw:text-box>
        </draw:frame>
        <draw:frame draw:style-name="gr21" draw:text-style-name="P13" draw:layer="layout" svg:width="4.413cm" svg:height="1.597cm" svg:x="0cm" svg:y="3.702cm">
          <draw:text-box>
            <text:list text:style-name="L1">
              <text:list-item>
                <text:list>
                  <text:list-item>
                    <text:p xml:id="id102" text:id="id102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22" draw:text-style-name="P13" draw:layer="layout" svg:width="11.578cm" svg:height="4.289cm" svg:x="0.388cm" svg:y="6.911cm">
          <draw:text-box>
            <text:p xml:id="id132" text:id="id132" text:style-name="P4"><text:span text:style-name="T4"><text:tab/></text:span><text:span text:style-name="T4">TA-P</text:span><text:span text:style-name="T7">1</text:span><text:span text:style-name="T4">= 13 – 0 = 13</text:span></text:p>
            <text:p xml:id="id133" text:id="id133" text:style-name="P11"><text:span text:style-name="T4"><text:tab/></text:span><text:span text:style-name="T4">TA-P</text:span><text:span text:style-name="T7">2</text:span><text:span text:style-name="T4">= 5 – 1 <text:s text:c="2"/>= 4</text:span></text:p>
            <text:p xml:id="id134" text:id="id134" text:style-name="P11"><text:span text:style-name="T4"><text:tab/></text:span><text:span text:style-name="T4">TA-P</text:span><text:span text:style-name="T7">3</text:span><text:span text:style-name="T4">= 17 – 2 = 15</text:span></text:p>
            <text:p xml:id="id135" text:id="id135" text:style-name="P11"><text:span text:style-name="T4"><text:tab/></text:span><text:span text:style-name="T4">TA-P</text:span><text:span text:style-name="T7">4</text:span><text:span text:style-name="T4">= 19 – 3 = 16</text:span></text:p>
            <text:p xml:id="id136" text:id="id136" text:style-name="P11"><text:span text:style-name="T4"><text:tab/></text:span><text:span text:style-name="T4">TA-P</text:span><text:span text:style-name="T7">5</text:span><text:span text:style-name="T4">= 25 – 6 = 19</text:span></text:p>
            <text:p xml:id="id137" text:id="id137" text:style-name="P11"><text:span text:style-name="T4"><text:tab/></text:span><text:span text:style-name="T4">TA</text:span><text:span text:style-name="T7">AVG</text:span><text:span text:style-name="T4">= (13 + 4 + 15 + 16 + 19)/5 = 13,4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138" text:id="id138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139" text:id="id139" text:style-name="P11"><text:span text:style-name="T4"><text:tab/></text:span><text:span text:style-name="T4">RT-P</text:span><text:span text:style-name="T7">2</text:span><text:span text:style-name="T4">= 1 – 1 <text:s text:c="2"/>= 0</text:span></text:p>
            <text:p xml:id="id140" text:id="id140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141" text:id="id141" text:style-name="P11"><text:span text:style-name="T4"><text:tab/></text:span><text:span text:style-name="T4">RT-P</text:span><text:span text:style-name="T7">4</text:span><text:span text:style-name="T4">= 11 – 3 = 8</text:span></text:p>
            <text:p xml:id="id142" text:id="id142" text:style-name="P11"><text:span text:style-name="T4"><text:tab/></text:span><text:span text:style-name="T4">RT-P</text:span><text:span text:style-name="T7">5</text:span><text:span text:style-name="T4">= 16 – 6 = 10</text:span></text:p>
            <text:p xml:id="id143" text:id="id143" text:style-name="P11"><text:span text:style-name="T8"><text:tab/></text:span><text:span text:style-name="T8">RT</text:span><text:span text:style-name="T7">AVG</text:span><text:span text:style-name="T4">= (0 + 0 + 5 + 8 + 10)/5 = 3,4 detik</text:span></text:p>
          </draw:text-box>
        </draw:frame>
        <draw:frame draw:style-name="gr3" draw:text-style-name="P9" draw:layer="layout" svg:width="19.908cm" svg:height="1.114cm" svg:x="6.985cm" svg:y="3.331cm">
          <draw:text-box>
            <text:p xml:id="id101" text:id="id101" text:style-name="P8"><text:span text:style-name="T5">: Tiap pekerjaan dapat irisan waktu (time slice) yang sama</text:span></text:p>
          </draw:text-box>
        </draw:frame>
        <draw:frame draw:style-name="gr3" draw:text-style-name="P19" draw:layer="layout" svg:width="2.94cm" svg:height="0.923cm" svg:x="0.235cm" svg:y="4.747cm">
          <draw:text-box>
            <text:p xml:id="id104" text:id="id104" text:style-name="P4"><text:span text:style-name="T4">t = 0 → (P</text:span><text:span text:style-name="T7">1</text:span><text:span text:style-name="T8">)</text:span></text:p>
          </draw:text-box>
        </draw:frame>
        <draw:frame draw:style-name="gr3" draw:text-style-name="P19" draw:layer="layout" svg:width="5.095cm" svg:height="0.923cm" svg:x="0.212cm" svg:y="4.757cm">
          <draw:text-box>
            <text:p xml:id="id114" text:id="id114" text:style-name="P4"><text:span text:style-name="T12">t = 8 → (</text:span><text:span text:style-name="T13">P</text:span><text:span text:style-name="T14">4, </text:span><text:span text:style-name="T8">P</text:span><text:span text:style-name="T7">1, </text:span><text:span text:style-name="T8">P</text:span><text:span text:style-name="T7">5, </text:span><text:span text:style-name="T8">P</text:span><text:span text:style-name="T7">3</text:span><text:span text:style-name="T8">)</text:span></text:p>
          </draw:text-box>
        </draw:frame>
        <draw:frame draw:style-name="gr3" draw:text-style-name="P19" draw:layer="layout" svg:width="5.081cm" svg:height="0.923cm" svg:x="0.235cm" svg:y="4.757cm">
          <draw:text-box>
            <text:p xml:id="id117" text:id="id117" text:style-name="P4"><text:span text:style-name="T12">t = 11 → (</text:span><text:span text:style-name="T8">P</text:span><text:span text:style-name="T7">1, </text:span><text:span text:style-name="T8">P</text:span><text:span text:style-name="T7">5, </text:span><text:span text:style-name="T8">P</text:span><text:span text:style-name="T7">3, </text:span><text:span text:style-name="T8">P</text:span><text:span text:style-name="T7">4</text:span><text:span text:style-name="T8">)</text:span></text:p>
          </draw:text-box>
        </draw:frame>
        <draw:frame draw:style-name="gr3" draw:text-style-name="P19" draw:layer="layout" svg:width="4.973cm" svg:height="0.923cm" svg:x="0.212cm" svg:y="4.757cm">
          <draw:text-box>
            <text:p xml:id="id120" text:id="id120" text:style-name="P4"><text:span text:style-name="T12">t = 13 → (</text:span><text:span text:style-name="T13">P</text:span><text:span text:style-name="T14">5</text:span><text:span text:style-name="T7">, </text:span><text:span text:style-name="T8">P</text:span><text:span text:style-name="T7">3, </text:span><text:span text:style-name="T8">P</text:span><text:span text:style-name="T7">4</text:span><text:span text:style-name="T8">)</text:span></text:p>
          </draw:text-box>
        </draw:frame>
        <draw:frame draw:style-name="gr2" xml:id="id103" draw:id="id103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9" draw:layer="layout" svg:width="4.807cm" svg:height="1.27cm" svg:x="0.212cm" svg:y="4.603cm">
          <draw:text-box>
            <text:p xml:id="id108" text:id="id108" text:style-name="P4"><text:span text:style-name="T12">t = 3 → (P</text:span><text:span text:style-name="T14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3" draw:text-style-name="P19" draw:layer="layout" svg:width="5.387cm" svg:height="1.27cm" svg:x="0.212cm" svg:y="4.603cm">
          <draw:text-box>
            <text:p xml:id="id111" text:id="id111" text:style-name="P4"><text:span text:style-name="T12">t = 5 → (</text:span><text:span text:style-name="T13">P</text:span><text:span text:style-name="T14">3</text:span><text:span text:style-name="T13">, P</text:span><text:span text:style-name="T14">4, </text:span><text:span text:style-name="T13">P</text:span><text:span text:style-name="T14">1</text:span><text:span text:style-name="T8">)</text:span></text:p>
          </draw:text-box>
        </draw:frame>
        <draw:frame draw:style-name="gr3" draw:text-style-name="P19" draw:layer="layout" svg:width="4.973cm" svg:height="0.923cm" svg:x="0.235cm" svg:y="4.747cm">
          <draw:text-box>
            <text:p xml:id="id123" text:id="id123" text:style-name="P4"><text:span text:style-name="T12">t = 16 → (</text:span><text:span text:style-name="T13">P</text:span><text:span text:style-name="T14">3, </text:span><text:span text:style-name="T13">P</text:span><text:span text:style-name="T14">4, </text:span><text:span text:style-name="T13">P</text:span><text:span text:style-name="T14">5</text:span><text:span text:style-name="T8">)</text:span></text:p>
          </draw:text-box>
        </draw:frame>
        <draw:frame draw:style-name="gr3" draw:text-style-name="P19" draw:layer="layout" svg:width="4.457cm" svg:height="0.923cm" svg:x="0.235cm" svg:y="4.757cm">
          <draw:text-box>
            <text:p xml:id="id126" text:id="id126" text:style-name="P4"><text:span text:style-name="T12">t = 17 → (</text:span><text:span text:style-name="T13">P</text:span><text:span text:style-name="T14">4, </text:span><text:span text:style-name="T13">P</text:span><text:span text:style-name="T14">5</text:span><text:span text:style-name="T8">)</text:span></text:p>
          </draw:text-box>
        </draw:frame>
        <draw:frame draw:style-name="gr3" draw:text-style-name="P19" draw:layer="layout" svg:width="4.457cm" svg:height="0.923cm" svg:x="0.212cm" svg:y="4.757cm">
          <draw:text-box>
            <text:p xml:id="id129" text:id="id129" text:style-name="P4"><text:span text:style-name="T12">t = 19 → (</text:span><text:span text:style-name="T13">P</text:span><text:span text:style-name="T14">5</text:span><text:span text:style-name="T8">)</text:span></text:p>
          </draw:text-box>
        </draw:frame>
        <draw:frame draw:style-name="gr10" draw:text-style-name="P12" xml:id="id105" draw:id="id105" draw:layer="layout" svg:width="0.635cm" svg:height="0.826cm" svg:x="0cm" svg:y="6.142cm">
          <draw:text-box>
            <text:p text:style-name="P11"><text:span text:style-name="T6">0</text:span></text:p>
          </draw:text-box>
        </draw:frame>
        <draw:custom-shape draw:style-name="gr23" draw:text-style-name="P18" xml:id="id106" draw:id="id106" draw:layer="layout" svg:width="1.905cm" svg:height="0.635cm" svg:x="0.347cm" svg:y="5.68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09" draw:id="id109" draw:layer="layout" svg:width="1.27cm" svg:height="0.635cm" svg:x="2.252cm" svg:y="5.68cm">
          <text:p text:style-name="P17"><text:span text:style-name="T4">P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12" draw:id="id112" draw:layer="layout" svg:width="1.905cm" svg:height="0.635cm" svg:x="3.522cm" svg:y="5.68cm">
          <text:p text:style-name="P17"><text:span text:style-name="T4">P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15" draw:id="id115" draw:layer="layout" svg:width="1.905cm" svg:height="0.635cm" svg:x="5.427cm" svg:y="5.68cm">
          <text:p text:style-name="P17"><text:span text:style-name="T4">P</text:span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18" draw:id="id118" draw:layer="layout" svg:width="1.27cm" svg:height="0.635cm" svg:x="7.332cm" svg:y="5.68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21" draw:id="id121" draw:layer="layout" svg:width="1.905cm" svg:height="0.635cm" svg:x="8.602cm" svg:y="5.68cm">
          <text:p text:style-name="P17"><text:span text:style-name="T4">P</text:span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24" draw:id="id124" draw:layer="layout" svg:width="0.635cm" svg:height="0.635cm" svg:x="10.507cm" svg:y="5.68cm">
          <text:p text:style-name="P17"><text:span text:style-name="T4">P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27" draw:id="id127" draw:layer="layout" svg:width="1.27cm" svg:height="0.635cm" svg:x="11.142cm" svg:y="5.68cm">
          <text:p text:style-name="P17"><text:span text:style-name="T4">P</text:span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30" draw:id="id130" draw:layer="layout" svg:width="3.81cm" svg:height="0.635cm" svg:x="12.412cm" svg:y="5.68cm">
          <text:p text:style-name="P17"><text:span text:style-name="T4">P</text:span><text:span text:style-name="T7">5</text:span></text:p>
          <draw:enhanced-geometry svg:viewBox="0 0 21600 21600" draw:type="rectangle" draw:enhanced-path="M 0 0 L 21600 0 21600 21600 0 21600 0 0 Z N"/>
        </draw:custom-shape>
        <draw:frame draw:style-name="gr11" draw:text-style-name="P16" xml:id="id107" draw:id="id107" draw:layer="layout" svg:width="0.744cm" svg:height="0.826cm" svg:x="1.88cm" svg:y="6.133cm">
          <draw:text-box>
            <text:p><text:span text:style-name="T6">3</text:span></text:p>
          </draw:text-box>
        </draw:frame>
        <draw:frame draw:style-name="gr11" draw:text-style-name="P16" xml:id="id131" draw:id="id131" draw:layer="layout" svg:width="1.015cm" svg:height="0.826cm" svg:x="15.708cm" svg:y="6.133cm">
          <draw:text-box>
            <text:p><text:span text:style-name="T6">25</text:span></text:p>
          </draw:text-box>
        </draw:frame>
        <draw:frame draw:style-name="gr11" draw:text-style-name="P16" xml:id="id128" draw:id="id128" draw:layer="layout" svg:width="1.033cm" svg:height="0.826cm" svg:x="11.88cm" svg:y="6.133cm">
          <draw:text-box>
            <text:p><text:span text:style-name="T6">19</text:span></text:p>
          </draw:text-box>
        </draw:frame>
        <draw:frame draw:style-name="gr11" draw:text-style-name="P16" xml:id="id125" draw:id="id125" draw:layer="layout" svg:width="1.147cm" svg:height="0.826cm" svg:x="10.624cm" svg:y="6.133cm">
          <draw:text-box>
            <text:p><text:span text:style-name="T6">17</text:span></text:p>
          </draw:text-box>
        </draw:frame>
        <draw:frame draw:style-name="gr11" draw:text-style-name="P16" xml:id="id122" draw:id="id122" draw:layer="layout" svg:width="1.012cm" svg:height="0.826cm" svg:x="9.996cm" svg:y="6.133cm">
          <draw:text-box>
            <text:p><text:span text:style-name="T6">16</text:span></text:p>
          </draw:text-box>
        </draw:frame>
        <draw:frame draw:style-name="gr11" draw:text-style-name="P16" xml:id="id119" draw:id="id119" draw:layer="layout" svg:width="1.011cm" svg:height="0.826cm" svg:x="8.129cm" svg:y="6.133cm">
          <draw:text-box>
            <text:p><text:span text:style-name="T6">13</text:span></text:p>
          </draw:text-box>
        </draw:frame>
        <draw:frame draw:style-name="gr11" draw:text-style-name="P16" xml:id="id116" draw:id="id116" draw:layer="layout" svg:width="0.991cm" svg:height="0.826cm" svg:x="6.88cm" svg:y="6.133cm">
          <draw:text-box>
            <text:p><text:span text:style-name="T6">11</text:span></text:p>
          </draw:text-box>
        </draw:frame>
        <draw:frame draw:style-name="gr11" draw:text-style-name="P16" xml:id="id113" draw:id="id113" draw:layer="layout" svg:width="0.744cm" svg:height="0.826cm" svg:x="5.08cm" svg:y="6.133cm">
          <draw:text-box>
            <text:p><text:span text:style-name="T6">8</text:span></text:p>
          </draw:text-box>
        </draw:frame>
        <draw:frame draw:style-name="gr11" draw:text-style-name="P16" xml:id="id110" draw:id="id110" draw:layer="layout" svg:width="0.744cm" svg:height="0.826cm" svg:x="3.18cm" svg:y="6.133cm">
          <draw:text-box>
            <text:p><text:span text:style-name="T6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1" anim:sub-item="text" smil:type="slideWipe" smil:subtype="fromRight" smil:mode="out"/>
                  <anim:set smil:begin="0.499s" smil:dur="0.001s" smil:fill="hold" smil:targetElement="id10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03" smil:attributeName="visibility" smil:to="visible"/>
                  <anim:transitionFilter smil:dur="0.5s" smil:targetElement="id103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5" smil:attributeName="visibility" smil:to="visible"/>
                  <anim:transitionFilter smil:dur="0.5s" smil:targetElement="id10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06" smil:attributeName="visibility" smil:to="visible"/>
                  <anim:transitionFilter smil:dur="0.5s" smil:targetElement="id10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4" anim:sub-item="text" smil:type="slideWipe" smil:subtype="fromRight" smil:mode="out"/>
                  <anim:set smil:begin="0.499s" smil:dur="0.001s" smil:fill="hold" smil:targetElement="id10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9" smil:attributeName="visibility" smil:to="visible"/>
                  <anim:transitionFilter smil:dur="0.5s" smil:targetElement="id109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0" smil:attributeName="visibility" smil:to="visible"/>
                  <anim:transitionFilter smil:dur="0.5s" smil:targetElement="id11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8" anim:sub-item="text" smil:type="slideWipe" smil:subtype="fromRight" smil:mode="out"/>
                  <anim:set smil:begin="0.499s" smil:dur="0.001s" smil:fill="hold" smil:targetElement="id10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2" smil:attributeName="visibility" smil:to="visible"/>
                  <anim:transitionFilter smil:dur="0.5s" smil:targetElement="id11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3" smil:attributeName="visibility" smil:to="visible"/>
                  <anim:transitionFilter smil:dur="0.5s" smil:targetElement="id11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1" anim:sub-item="text" smil:type="slideWipe" smil:subtype="fromRight" smil:mode="out"/>
                  <anim:set smil:begin="0.499s" smil:dur="0.001s" smil:fill="hold" smil:targetElement="id11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5" smil:attributeName="visibility" smil:to="visible"/>
                  <anim:transitionFilter smil:dur="0.5s" smil:targetElement="id11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6" smil:attributeName="visibility" smil:to="visible"/>
                  <anim:transitionFilter smil:dur="0.5s" smil:targetElement="id11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4" anim:sub-item="text" smil:type="slideWipe" smil:subtype="fromRight" smil:mode="out"/>
                  <anim:set smil:begin="0.499s" smil:dur="0.001s" smil:fill="hold" smil:targetElement="id11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8" smil:attributeName="visibility" smil:to="visible"/>
                  <anim:transitionFilter smil:dur="0.5s" smil:targetElement="id118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9" smil:attributeName="visibility" smil:to="visible"/>
                  <anim:transitionFilter smil:dur="0.5s" smil:targetElement="id11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7" anim:sub-item="text" smil:type="slideWipe" smil:subtype="fromRight" smil:mode="out"/>
                  <anim:set smil:begin="0.499s" smil:dur="0.001s" smil:fill="hold" smil:targetElement="id11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2" smil:attributeName="visibility" smil:to="visible"/>
                  <anim:transitionFilter smil:dur="0.5s" smil:targetElement="id12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0" anim:sub-item="text" smil:type="slideWipe" smil:subtype="fromRight" smil:mode="out"/>
                  <anim:set smil:begin="0.499s" smil:dur="0.001s" smil:fill="hold" smil:targetElement="id1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4" smil:attributeName="visibility" smil:to="visible"/>
                  <anim:transitionFilter smil:dur="0.5s" smil:targetElement="id12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5" smil:attributeName="visibility" smil:to="visible"/>
                  <anim:transitionFilter smil:dur="0.5s" smil:targetElement="id12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3" anim:sub-item="text" smil:type="slideWipe" smil:subtype="fromRight" smil:mode="out"/>
                  <anim:set smil:begin="0.499s" smil:dur="0.001s" smil:fill="hold" smil:targetElement="id12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8" smil:attributeName="visibility" smil:to="visible"/>
                  <anim:transitionFilter smil:dur="0.5s" smil:targetElement="id12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6" anim:sub-item="text" smil:type="slideWipe" smil:subtype="fromRight" smil:mode="out"/>
                  <anim:set smil:begin="0.499s" smil:dur="0.001s" smil:fill="hold" smil:targetElement="id12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0" smil:attributeName="visibility" smil:to="visible"/>
                  <anim:transitionFilter smil:dur="0.5s" smil:targetElement="id13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7.788cm" svg:height="1.597cm" svg:x="0cm" svg:y="3.402cm">
          <draw:text-box>
            <text:list text:style-name="L1">
              <text:list-item>
                <text:p text:style-name="P4"><text:span text:style-name="T4">Hasil Perhitungan</text:span></text:p>
              </text:list-item>
            </text:list>
          </draw:text-box>
        </draw:frame>
        <draw:frame draw:style-name="gr27" draw:text-style-name="P13" draw:layer="layout" svg:width="3.829cm" svg:height="2.27cm" svg:x="0.64cm" svg:y="4.32cm">
          <draw:text-box>
            <text:list text:style-name="L1">
              <text:list-item>
                <text:p text:style-name="P4"><text:span text:style-name="T4">FIFO</text:span></text:p>
              </text:list-item>
            </text:list>
            <text:p text:style-name="P4"><text:span text:style-name="T4">TA</text:span><text:span text:style-name="T7">AVG </text:span><text:span text:style-name="T8">=10,4 dtk</text:span></text:p>
            <text:p text:style-name="P4"><text:span text:style-name="T8">RT</text:span><text:span text:style-name="T7">AVG </text:span><text:span text:style-name="T8">= 5,4 dtk</text:span></text:p>
          </draw:text-box>
        </draw:frame>
        <draw:frame draw:style-name="gr28" draw:text-style-name="P13" draw:layer="layout" svg:width="5.927cm" svg:height="2.27cm" svg:x="0.641cm" svg:y="6.32cm">
          <draw:text-box>
            <text:list text:style-name="L1">
              <text:list-item>
                <text:p text:style-name="P4"><text:span text:style-name="T4">SJF (non-preemptive)</text:span></text:p>
              </text:list-item>
            </text:list>
            <text:p text:style-name="P4"><text:span text:style-name="T4">TA</text:span><text:span text:style-name="T7">AVG </text:span><text:span text:style-name="T8">=10,4 dtk</text:span></text:p>
            <text:p text:style-name="P4"><text:span text:style-name="T8">RT</text:span><text:span text:style-name="T7">AVG </text:span><text:span text:style-name="T8">= 5,4 dtk</text:span></text:p>
          </draw:text-box>
        </draw:frame>
        <draw:frame draw:style-name="gr29" draw:text-style-name="P13" draw:layer="layout" svg:width="6.111cm" svg:height="2.27cm" svg:x="0.642cm" svg:y="8.32cm">
          <draw:text-box>
            <text:list text:style-name="L1">
              <text:list-item>
                <text:p text:style-name="P4"><text:span text:style-name="T4">SCTF (preemptive SJF)</text:span></text:p>
              </text:list-item>
            </text:list>
            <text:p text:style-name="P4"><text:span text:style-name="T4"/></text:p>
            <text:p text:style-name="P4"><text:span text:style-name="T8">RT</text:span><text:span text:style-name="T7">AVG </text:span><text:span text:style-name="T8">= 4,6 dtk</text:span></text:p>
          </draw:text-box>
        </draw:frame>
        <draw:frame draw:style-name="gr30" draw:text-style-name="P13" draw:layer="layout" svg:width="5.656cm" svg:height="2.27cm" svg:x="0.642cm" svg:y="10.32cm">
          <draw:text-box>
            <text:list text:style-name="L1">
              <text:list-item>
                <text:p text:style-name="P4"><text:span text:style-name="T4">Round Robin (q = 3)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gr11" draw:text-style-name="P19" draw:layer="layout" svg:width="3.413cm" svg:height="0.923cm" svg:x="0.635cm" svg:y="8.99cm">
          <draw:text-box>
            <text:p xml:id="id147" text:id="id147"><text:span text:style-name="T4">TA</text:span><text:span text:style-name="T7">AVG </text:span><text:span text:style-name="T8">=10 dtk</text:span></text:p>
          </draw:text-box>
        </draw:frame>
        <draw:frame draw:style-name="gr11" draw:text-style-name="P19" draw:layer="layout" svg:width="3.7cm" svg:height="0.923cm" svg:x="0.635cm" svg:y="11.677cm">
          <draw:text-box>
            <text:p xml:id="id150" text:id="id150"><text:span text:style-name="T8">RT</text:span><text:span text:style-name="T7">AVG </text:span><text:span text:style-name="T8">= 3,4 dtk</text:span></text:p>
          </draw:text-box>
        </draw:frame>
        <draw:frame draw:style-name="gr3" draw:text-style-name="P19" xml:id="id144" draw:id="id144" draw:layer="layout" svg:width="11.102cm" svg:height="0.923cm" svg:x="6.943cm" svg:y="3.885cm">
          <draw:text-box>
            <text:list text:style-name="L1">
              <text:list-item>
                <text:p text:style-name="P4"><text:span text:style-name="T4">Algoritma dengan turnaround time terbaik</text:span></text:p>
              </text:list-item>
            </text:list>
          </draw:text-box>
        </draw:frame>
        <draw:frame draw:style-name="gr3" draw:text-style-name="P19" xml:id="id145" draw:id="id145" draw:layer="layout" svg:width="11.102cm" svg:height="0.923cm" svg:x="6.943cm" svg:y="4.586cm">
          <draw:text-box>
            <text:list text:style-name="L1">
              <text:list-item>
                <text:p text:style-name="P4"><text:span text:style-name="T4">Algoritma dengan response time terbaik</text:span></text:p>
              </text:list-item>
            </text:list>
          </draw:text-box>
        </draw:frame>
        <draw:frame draw:style-name="gr3" draw:text-style-name="P19" xml:id="id146" draw:id="id146" draw:layer="layout" svg:width="11.102cm" svg:height="0.923cm" svg:x="6.943cm" svg:y="5.287cm">
          <draw:text-box>
            <text:list text:style-name="L1">
              <text:list-item>
                <text:p text:style-name="P8"><text:span text:style-name="T4">Trade-off nyata dari hasil perhitungan</text:span></text:p>
              </text:list-item>
            </text:list>
          </draw:text-box>
        </draw:frame>
        <draw:frame draw:style-name="gr3" draw:text-style-name="P19" draw:layer="layout" svg:width="17.281cm" svg:height="0.923cm" svg:x="6.943cm" svg:y="4.586cm">
          <draw:text-box>
            <text:p xml:id="id148" text:id="id148" text:style-name="P8"><text:span text:style-name="T4">STCF menang karena selalu memprioritaskan proses dengan sisa waktu terpendek, sehingga mempercepat waktu penyelesaian rata-rata</text:span></text:p>
          </draw:text-box>
        </draw:frame>
        <draw:frame draw:style-name="gr3" draw:text-style-name="P19" draw:layer="layout" svg:width="17.281cm" svg:height="0.923cm" svg:x="6.944cm" svg:y="6.848cm">
          <draw:text-box>
            <text:p xml:id="id151" text:id="id151" text:style-name="P8"><text:span text:style-name="T4">Round Robin paling responsif bagi sistem interaktif karena membagi jatah waktu secara adil, sehingga setiap proses segera mendapat respon</text:span></text:p>
          </draw:text-box>
        </draw:frame>
        <draw:frame draw:style-name="gr3" draw:text-style-name="P19" draw:layer="layout" svg:width="17.281cm" svg:height="0.923cm" svg:x="6.944cm" svg:y="9.548cm">
          <draw:text-box>
            <text:p xml:id="id153" text:id="id153" text:style-name="P8"><text:span text:style-name="T4">Round Robin memberikan respon cepat namun memicu Turnaround Time yang tinggi (13,4 dtk) karena proses sering keluar-masuk antrean</text:span></text:p>
          </draw:text-box>
        </draw:frame>
        <draw:frame draw:style-name="gr3" draw:text-style-name="P19" draw:layer="layout" svg:width="11.102cm" svg:height="0.923cm" svg:x="6.943cm" svg:y="6.087cm">
          <draw:text-box>
            <text:list text:style-name="L1">
              <text:list-item>
                <text:p xml:id="id149" text:id="id149" text:style-name="P4"><text:span text:style-name="T4">Algoritma dengan response time terbaik</text:span></text:p>
              </text:list-item>
            </text:list>
          </draw:text-box>
        </draw:frame>
        <draw:frame draw:style-name="gr3" draw:text-style-name="P19" draw:layer="layout" svg:width="11.102cm" svg:height="0.923cm" svg:x="6.943cm" svg:y="8.888cm">
          <draw:text-box>
            <text:list text:style-name="L1">
              <text:list-item>
                <text:p xml:id="id152" text:id="id152" text:style-name="P8"><text:span text:style-name="T4">Trade-off nyata dari hasil perhitungan</text:span></text:p>
              </text:list-item>
            </text:list>
          </draw:text-box>
        </draw:frame>
        <draw:frame draw:style-name="gr11" draw:text-style-name="P19" draw:layer="layout" svg:width="3.829cm" svg:height="0.923cm" svg:x="0.636cm" svg:y="11.058cm">
          <draw:text-box>
            <text:p xml:id="id154" text:id="id154"><text:span text:style-name="T4">TA</text:span><text:span text:style-name="T7">AVG </text:span><text:span text:style-name="T8">=13,4 dt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6" smil:attributeName="visibility" smil:to="visible"/>
                  <anim:transitionFilter smil:dur="0.5s" smil:targetElement="id14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45" smil:type="slideWipe" smil:subtype="fromRight" smil:mode="out"/>
                  <anim:set smil:begin="0.499s" smil:dur="0.001s" smil:fill="hold" smil:targetElement="id14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right">
                  <anim:transitionFilter smil:dur="0.5s" smil:targetElement="id146" smil:type="slideWipe" smil:subtype="fromRight" smil:mode="out"/>
                  <anim:set smil:begin="0.499s" smil:dur="0.001s" smil:fill="hold" smil:targetElement="id1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0s" smil:fill="hold" smil:targetElement="id147" anim:sub-item="text" smil:attributeName="color" smil:to="#00a933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50" anim:sub-item="text" smil:attributeName="color" smil:to="#ffbf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54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31" draw:text-style-name="P13" draw:layer="layout" svg:width="22.701cm" svg:height="2.27cm" svg:x="0.483cm" svg:y="4.445cm">
          <draw:text-box>
            <text:p text:style-name="P11"><text:span text:style-name="T12"/></text:p>
            <text:list text:style-name="L1">
              <text:list-item>
                <text:p xml:id="id156" text:id="id156" text:style-name="P11"><text:span text:style-name="T12">Level 1 (Prioritas Tertinggi): Menggunakan algoritma Round Robin (q = 2)</text:span></text:p>
              </text:list-item>
            </text:list>
            <text:p xml:id="id157" text:id="id157" text:style-name="P11"><text:span text:style-name="T12">Semua proses baru (P1-P5) masuk ke sini untuk merespons beban kerja interaktif secara instan.</text:span></text:p>
          </draw:text-box>
        </draw:frame>
        <draw:frame draw:style-name="gr11" draw:text-style-name="P19" draw:layer="layout" svg:width="6.976cm" svg:height="0.923cm" svg:x="0.332cm" svg:y="4.283cm">
          <draw:text-box>
            <text:p xml:id="id155" text:id="id155"><text:span text:style-name="T4">1. Struktur Antrean (3 Level)</text:span></text:p>
          </draw:text-box>
        </draw:frame>
        <draw:frame draw:style-name="gr32" draw:text-style-name="P13" draw:layer="layout" svg:width="26.605cm" svg:height="2.79cm" svg:x="0.483cm" svg:y="6.145cm">
          <draw:text-box>
            <text:p text:style-name="P11"><text:span text:style-name="T12"/></text:p>
            <text:list text:style-name="L1">
              <text:list-item>
                <text:p xml:id="id158" text:id="id158" text:style-name="P11"><text:span text:style-name="T15">Level 2 (Prioritas Menengah): Menggunakan algoritma Round Robin (q = 5)</text:span></text:p>
              </text:list-item>
            </text:list>
            <text:p xml:id="id159" text:id="id159" text:style-name="P11"><text:span text:style-name="T15">Menampung proses yang tidak selesai di Level 1; memberikan jatah waktu lebih panjang bagi proses yang membutuhkan</text:span></text:p>
            <text:p xml:id="id160" text:id="id160" text:style-name="P11"><text:span text:style-name="T15">komputasi lebih besar.</text:span></text:p>
          </draw:text-box>
        </draw:frame>
        <draw:frame draw:style-name="gr33" draw:text-style-name="P13" draw:layer="layout" svg:width="26.871cm" svg:height="2.79cm" svg:x="0.483cm" svg:y="8.445cm">
          <draw:text-box>
            <text:p text:style-name="P11"><text:span text:style-name="T12"/></text:p>
            <text:list text:style-name="L1">
              <text:list-item>
                <text:p xml:id="id161" text:id="id161" text:style-name="P11"><text:span text:style-name="T15">Level 3 (Prioritas Terendah): Menggunakan algoritma FIFO</text:span></text:p>
              </text:list-item>
            </text:list>
            <text:p xml:id="id162" text:id="id162" text:style-name="P11"><text:span text:style-name="T15">Menampung proses CPU-bound atau campuran yang sangat panjang (seperti P5) agar dapat berjalan hingga tuntas tanpa </text:span></text:p>
            <text:p xml:id="id163" text:id="id163" text:style-name="P11"><text:span text:style-name="T15">interupsi kuantum terus-meneru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1" anim:sub-item="text" smil:attributeName="visibility" smil:to="visible"/>
                  <anim:transitionFilter smil:dur="0.5s" smil:targetElement="id16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Slide 10_clipboard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custom-shape draw:style-name="gr34" draw:text-style-name="P21" xml:id="id164" draw:id="id164" draw:layer="layout" svg:width="2.956cm" svg:height="2.244cm" svg:x="7.678cm" svg:y="5.426cm">
          <text:p text:style-name="P20"><text:span text:style-name="T16">q = 2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5" draw:text-style-name="P23" xml:id="id166" draw:id="id166" draw:layer="layout" svg:width="6.335cm" svg:height="2.25cm" svg:x="5.982cm" svg:y="7.663cm">
          <text:p text:style-name="P22"><text:span text:style-name="T17">q = 5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6" draw:text-style-name="P24" xml:id="id168" draw:id="id168" draw:layer="layout" svg:width="9.675cm" svg:height="2.266cm" svg:x="4.293cm" svg:y="9.913cm">
          <text:p text:style-name="P22"><text:span text:style-name="T17">FIFO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7" draw:text-style-name="P26" xml:id="id165" draw:id="id165" draw:layer="layout" svg:width="7.04cm" svg:height="2.244cm" svg:x="0.46cm" svg:y="5.426cm">
          <text:p text:style-name="P25"><text:span text:style-name="T18">Level 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167" draw:id="id167" draw:layer="layout" svg:width="4.928cm" svg:height="2.243cm" svg:x="0.46cm" svg:y="7.67cm">
          <text:p text:style-name="P25"><text:span text:style-name="T18">Level 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6" xml:id="id169" draw:id="id169" draw:layer="layout" svg:width="3.379cm" svg:height="2.244cm" svg:x="0.46cm" svg:y="9.913cm">
          <text:p text:style-name="P25"><text:span text:style-name="T18">Level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9" draw:layer="layout" svg:width="6.976cm" svg:height="0.923cm" svg:x="0.332cm" svg:y="4.284cm">
          <draw:text-box>
            <text:p><text:span text:style-name="T4">1. Struktur Antrean (3 Leve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4" smil:attributeName="visibility" smil:to="visible"/>
                  <anim:transitionFilter smil:dur="0.5s" smil:targetElement="id164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5" smil:attributeName="visibility" smil:to="visible"/>
                  <anim:transitionFilter smil:dur="0.5s" smil:targetElement="id165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6" smil:attributeName="visibility" smil:to="visible"/>
                  <anim:transitionFilter smil:dur="0.5s" smil:targetElement="id166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7" smil:attributeName="visibility" smil:to="visible"/>
                  <anim:transitionFilter smil:dur="0.5s" smil:targetElement="id167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8" smil:attributeName="visibility" smil:to="visible"/>
                  <anim:transitionFilter smil:dur="0.5s" smil:targetElement="id168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9" smil:attributeName="visibility" smil:to="visible"/>
                  <anim:transitionFilter smil:dur="0.5s" smil:targetElement="id169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40" draw:text-style-name="P27" draw:layer="layout" svg:width="26.144cm" svg:height="2.27cm" svg:x="0.483cm" svg:y="4.445cm">
          <draw:text-box>
            <text:p text:style-name="P11"><text:span text:style-name="T12"/></text:p>
            <text:list text:style-name="L1">
              <text:list-item>
                <text:p xml:id="id171" text:id="id171" text:style-name="P11"><text:span text:style-name="T12">Aturan Penurunan: Jika sebuah proses menghabiskan jatah waktu (time quantum) di levelnya namun belum</text:span></text:p>
                <text:p xml:id="id172" text:id="id172" text:style-name="P11"><text:span text:style-name="T12">selesai, maka prioritasnya diturunkan ke antrean satu tingkat di bawahnya.</text:span></text:p>
              </text:list-item>
            </text:list>
          </draw:text-box>
        </draw:frame>
        <draw:frame draw:style-name="gr3" draw:text-style-name="P19" draw:layer="layout" svg:width="8.558cm" svg:height="0.923cm" svg:x="0.332cm" svg:y="4.283cm">
          <draw:text-box>
            <text:p xml:id="id170" text:id="id170" text:style-name="P4"><text:span text:style-name="T4">2. Aturan Perpindahan &amp; Prioritas</text:span></text:p>
          </draw:text-box>
        </draw:frame>
        <draw:frame draw:style-name="gr41" draw:text-style-name="P27" draw:layer="layout" svg:width="25.375cm" svg:height="2.27cm" svg:x="0.483cm" svg:y="6.145cm">
          <draw:text-box>
            <text:p text:style-name="P11"><text:span text:style-name="T12"/></text:p>
            <text:list text:style-name="L1">
              <text:list-item>
                <text:p xml:id="id173" text:id="id173" text:style-name="P11"><text:span text:style-name="T12">Aturan Prioritas: CPU selalu melayani antrean di level tertinggi yang tidak kosong sebelum turun ke level</text:span></text:p>
                <text:p xml:id="id174" text:id="id174" text:style-name="P11"><text:span text:style-name="T12">di bawahnya.</text:span></text:p>
              </text:list-item>
            </text:list>
          </draw:text-box>
        </draw:frame>
        <draw:custom-shape draw:style-name="gr42" draw:text-style-name="P29" xml:id="id176" draw:id="id176" draw:layer="layout" svg:width="3.483cm" svg:height="0.255cm" svg:x="4.635cm" svg:y="10.395cm">
          <text:p text:style-name="P28"><text:span text:style-name="T19">RR: (q = 2)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177" draw:id="id177" draw:layer="layout" svg:width="3.483cm" svg:height="1.017cm" svg:x="4.635cm" svg:y="9.378cm">
          <text:p text:style-name="P30"><text:span text:style-name="T20">Lev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32" xml:id="id178" draw:id="id178" draw:layer="layout" svg:width="3.483cm" svg:height="1.017cm" svg:x="4.635cm" svg:y="11.157cm">
          <text:p text:style-name="P30"><text:span text:style-name="T20">Leve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29" xml:id="id179" draw:id="id179" draw:layer="layout" svg:width="3.483cm" svg:height="0.254cm" svg:x="4.635cm" svg:y="12.176cm">
          <text:p text:style-name="P28"><text:span text:style-name="T19">RR: (q = 5)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180" draw:id="id180" draw:layer="layout" svg:width="3.483cm" svg:height="1.017cm" svg:x="4.635cm" svg:y="12.948cm">
          <text:p text:style-name="P30"><text:span text:style-name="T20">Leve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29" xml:id="id181" draw:id="id181" draw:layer="layout" svg:width="3.483cm" svg:height="0.254cm" svg:x="4.635cm" svg:y="13.967cm">
          <text:p text:style-name="P28"><text:span text:style-name="T19">FIFO</text:span></text:p>
          <draw:enhanced-geometry svg:viewBox="0 0 21600 21600" draw:type="rectangle" draw:enhanced-path="M 0 0 L 21600 0 21600 21600 0 21600 0 0 Z N"/>
        </draw:custom-shape>
        <draw:custom-shape draw:name="striped-right-arrow" draw:style-name="gr48" draw:text-style-name="P35" xml:id="id175" draw:id="id175" draw:layer="layout" svg:width="1.905cm" svg:height="0.92cm" svg:x="2.54cm" svg:y="9.24cm">
          <text:p text:style-name="P34"><text:span text:style-name="T21">Start</text:span></text:p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aximum="100000" draw:handle-range-y-minimum="0" draw:handle-position="0 ?f9" draw:handle-position-x="0" draw:handle-position-y="?f9"/>
            <draw:handle draw:handle-range-x-maximum="?f1" draw:handle-range-x-minimum="0" draw:handle-position="?f6 0" draw:handle-position-x="?f6" draw:handle-position-y="0"/>
          </draw:enhanced-geometry>
        </draw:custom-shape>
        <draw:custom-shape draw:name="circular-arrow 5" draw:style-name="gr49" draw:text-style-name="P36" xml:id="id182" draw:id="id182" draw:layer="layout" svg:width="1.755cm" svg:height="1.302cm" draw:transform="skewX (-0.145734992541527) rotate (-1.49208197752995) translate (9.401cm 10.0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50" draw:text-style-name="P38" xml:id="id183" draw:id="id183" draw:layer="layout" svg:width="3.796cm" svg:height="0.73cm" svg:x="9.539cm" svg:y="10.7cm">
          <text:list text:style-name="L1">
            <text:list-header>
              <text:p text:style-name="P37"><text:span text:style-name="T22">Jika Burst &gt;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ircular-arrow 6" draw:style-name="gr51" draw:text-style-name="P36" xml:id="id184" draw:id="id184" draw:layer="layout" svg:width="1.755cm" svg:height="1.302cm" draw:transform="skewX (-0.145734992541527) rotate (-1.49208197752995) translate (9.477cm 12.02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52" draw:text-style-name="P38" xml:id="id185" draw:id="id185" draw:layer="layout" svg:width="3.796cm" svg:height="0.73cm" svg:x="9.615cm" svg:y="12.703cm">
          <text:list text:style-name="L1">
            <text:list-header>
              <text:p text:style-name="P37"><text:span text:style-name="T23">Jika belum selesai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0-width/2;x" smil:keyTimes="0;1"/>
                  <anim:animate smil:dur="0.5s" smil:fill="hold" smil:targetElement="id1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1+width/2;x" smil:keyTimes="0;1"/>
                  <anim:animate smil:dur="0.5s" smil:fill="hold" smil:targetElement="id182" smil:attributeName="y" smil:values="y;y" smil:keyTimes="0;1"/>
                </anim:par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1+width/2;x" smil:keyTimes="0;1"/>
                  <anim:animate smil:dur="0.5s" smil:fill="hold" smil:targetElement="id1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1+width/2;x" smil:keyTimes="0;1"/>
                  <anim:animate smil:dur="0.5s" smil:fill="hold" smil:targetElement="id184" smil:attributeName="y" smil:values="y;y" smil:keyTimes="0;1"/>
                </anim:par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1+width/2;x" smil:keyTimes="0;1"/>
                  <anim:animate smil:dur="0.5s" smil:fill="hold" smil:targetElement="id18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53" draw:text-style-name="P27" draw:layer="layout" svg:width="27.152cm" svg:height="2.27cm" svg:x="0.484cm" svg:y="4.445cm">
          <draw:text-box>
            <text:p text:style-name="P11"><text:span text:style-name="T12"/></text:p>
            <text:list text:style-name="L1">
              <text:list-item>
                <text:p xml:id="id187" text:id="id187" text:style-name="P11"><text:span text:style-name="T12">Mekanisme: Menerapkan aturan Priority Boost, di mana setiap periode waktu tertentu (misal: 20 satuan waktu), </text:span></text:p>
                <text:p xml:id="id188" text:id="id188" text:style-name="P11"><text:span text:style-name="T12">semua proses yang ada di Level 2 dan Level 3 dipindahkan kembali secara paksa ke Level 1.</text:span></text:p>
              </text:list-item>
            </text:list>
          </draw:text-box>
        </draw:frame>
        <draw:frame draw:style-name="gr3" draw:text-style-name="P19" draw:layer="layout" svg:width="10.462cm" svg:height="0.923cm" svg:x="0.333cm" svg:y="4.283cm">
          <draw:text-box>
            <text:p xml:id="id186" text:id="id186" text:style-name="P4"><text:span text:style-name="T4">3. Strategi Anti-Starvation: Priority Boost</text:span></text:p>
          </draw:text-box>
        </draw:frame>
        <draw:frame draw:style-name="gr54" draw:text-style-name="P27" draw:layer="layout" svg:width="27.744cm" svg:height="4.289cm" svg:x="0.484cm" svg:y="10.445cm">
          <draw:text-box>
            <text:p text:style-name="P11"><text:span text:style-name="T12"/></text:p>
            <text:list text:style-name="L1">
              <text:list-item>
                <text:p xml:id="id202" text:id="id202" text:style-name="P11"><text:span text:style-name="T12">Mengapa mencegah starvation?</text:span></text:p>
                <text:list>
                  <text:list-item>
                    <text:p xml:id="id203" text:id="id203" text:style-name="P11"><text:span text:style-name="T12">Mencegah proses berat (seperti P5) "kelaparan" atau tidak pernah mendapatkan jatah CPU karena sistem </text:span></text:p>
                    <text:p xml:id="id204" text:id="id204" text:style-name="P11"><text:span text:style-name="T12">terus-menerus melayani proses baru yang masuk di Level 1.</text:span></text:p>
                  </text:list-item>
                  <text:list-item>
                    <text:p xml:id="id205" text:id="id205" text:style-name="P11"><text:span text:style-name="T12">Menjamin bahwa setiap proses, seberat apa pun, memiliki kesempatan untuk kembali ke prioritas tertinggi dan </text:span></text:p>
                    <text:p xml:id="id206" text:id="id206" text:style-name="P11"><text:span text:style-name="T12">mendapatkan progres eksekusi.</text:span></text:p>
                  </text:list-item>
                </text:list>
              </text:list-item>
            </text:list>
          </draw:text-box>
        </draw:frame>
        <draw:custom-shape draw:style-name="gr55" draw:text-style-name="P29" xml:id="id189" draw:id="id189" draw:layer="layout" svg:width="2.593cm" svg:height="0.19cm" svg:x="3.127cm" svg:y="7.837cm">
          <text:p text:style-name="P28"><text:span text:style-name="T24">RR: (q = 2)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190" draw:id="id190" draw:layer="layout" svg:width="2.593cm" svg:height="0.757cm" svg:x="3.127cm" svg:y="7.08cm">
          <text:p text:style-name="P30"><text:span text:style-name="T25">Lev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7" draw:text-style-name="P32" xml:id="id191" draw:id="id191" draw:layer="layout" svg:width="2.593cm" svg:height="0.757cm" svg:x="3.127cm" svg:y="8.404cm">
          <text:p text:style-name="P30"><text:span text:style-name="T25">Leve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9" xml:id="id192" draw:id="id192" draw:layer="layout" svg:width="2.593cm" svg:height="0.189cm" svg:x="3.127cm" svg:y="9.163cm">
          <text:p text:style-name="P28"><text:span text:style-name="T24">RR: (q = 5)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xml:id="id193" draw:id="id193" draw:layer="layout" svg:width="2.593cm" svg:height="0.757cm" svg:x="3.127cm" svg:y="9.737cm">
          <text:p text:style-name="P30"><text:span text:style-name="T25">Leve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29" xml:id="id194" draw:id="id194" draw:layer="layout" svg:width="2.593cm" svg:height="0.189cm" svg:x="3.127cm" svg:y="10.496cm">
          <text:p text:style-name="P28"><text:span text:style-name="T24">FIFO</text:span></text:p>
          <draw:enhanced-geometry svg:viewBox="0 0 21600 21600" draw:type="rectangle" draw:enhanced-path="M 0 0 L 21600 0 21600 21600 0 21600 0 0 Z N"/>
        </draw:custom-shape>
        <draw:custom-shape draw:name="striped-right-arrow 2" draw:style-name="gr61" draw:text-style-name="P40" xml:id="id195" draw:id="id195" draw:layer="layout" svg:width="1.418cm" svg:height="0.685cm" svg:x="1.568cm" svg:y="6.977cm">
          <text:p text:style-name="P39"><text:span text:style-name="T26">Start</text:span></text:p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aximum="100000" draw:handle-range-y-minimum="0" draw:handle-position="0 ?f9" draw:handle-position-x="0" draw:handle-position-y="?f9"/>
            <draw:handle draw:handle-range-x-maximum="?f1" draw:handle-range-x-minimum="0" draw:handle-position="?f6 0" draw:handle-position-x="?f6" draw:handle-position-y="0"/>
          </draw:enhanced-geometry>
        </draw:custom-shape>
        <draw:custom-shape draw:name="circular-arrow 2" draw:style-name="gr62" draw:text-style-name="P36" xml:id="id196" draw:id="id196" draw:layer="layout" svg:width="1.307cm" svg:height="0.969cm" draw:transform="skewX (-0.145560459616327) rotate (-1.49190744460475) translate (6.675cm 7.5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3" draw:text-style-name="P38" xml:id="id197" draw:id="id197" draw:layer="layout" svg:width="2.826cm" svg:height="0.543cm" svg:x="6.778cm" svg:y="8.064cm">
          <text:list text:style-name="L1">
            <text:list-header>
              <text:p text:style-name="P37"><text:span text:style-name="T27">Jika Burst &gt;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ircular-arrow 3" draw:style-name="gr64" draw:text-style-name="P36" xml:id="id198" draw:id="id198" draw:layer="layout" svg:width="1.307cm" svg:height="0.969cm" draw:transform="skewX (-0.145560459616327) rotate (-1.49190744460475) translate (6.732cm 9.05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5" draw:text-style-name="P38" xml:id="id199" draw:id="id199" draw:layer="layout" svg:width="2.825cm" svg:height="0.543cm" svg:x="6.835cm" svg:y="9.555cm">
          <text:list text:style-name="L1">
            <text:list-header>
              <text:p text:style-name="P37"><text:span text:style-name="T23">Jika belum selesai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urved-right-arrow 2" draw:style-name="gr66" draw:text-style-name="P41" xml:id="id200" draw:id="id200" draw:layer="layout" svg:width="1.531cm" svg:height="3.117cm" draw:transform="skewX (0.000349065850398889) rotate (3.02238666567858) translate (2.614cm 10.602cm)">
          <text:p/>
          <draw:enhanced-geometry draw:mirror-horizontal="tru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range-y-minimum="0" draw:handle-position="?f32 ?f24" draw:handle-position-x="?f32" draw:handle-position-y="?f24"/>
            <draw:handle draw:handle-range-y-maximum="?f1" draw:handle-range-y-minimum="0" draw:handle-position="?f43 ?f28" draw:handle-position-x="?f43" draw:handle-position-y="?f28"/>
            <draw:handle draw:handle-range-x-maximum="?f15" draw:handle-range-x-minimum="0" draw:handle-position="?f32 ?f44" draw:handle-position-x="?f32" draw:handle-position-y="?f44"/>
          </draw:enhanced-geometry>
        </draw:custom-shape>
        <draw:frame draw:style-name="gr67" draw:text-style-name="P42" xml:id="id201" draw:id="id201" draw:layer="layout" svg:width="2.312cm" svg:height="0.641cm" svg:x="0.128cm" svg:y="8.731cm">
          <draw:text-box>
            <text:p text:style-name="P4"><text:span text:style-name="T28">Priority Boo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0-width/2;x" smil:keyTimes="0;1"/>
                  <anim:animate smil:dur="0.5s" smil:fill="hold" smil:targetElement="id20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0-width/2;x" smil:keyTimes="0;1"/>
                  <anim:animate smil:dur="0.5s" smil:fill="hold" smil:targetElement="id20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2" anim:sub-item="text" smil:attributeName="visibility" smil:to="visible"/>
                  <anim:transitionFilter smil:dur="0.5s" smil:targetElement="id20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3" anim:sub-item="text" smil:attributeName="visibility" smil:to="visible"/>
                  <anim:transitionFilter smil:dur="0.5s" smil:targetElement="id20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4" anim:sub-item="text" smil:attributeName="visibility" smil:to="visible"/>
                  <anim:transitionFilter smil:dur="0.5s" smil:targetElement="id20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5" anim:sub-item="text" smil:attributeName="visibility" smil:to="visible"/>
                  <anim:transitionFilter smil:dur="0.5s" smil:targetElement="id20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6" anim:sub-item="text" smil:attributeName="visibility" smil:to="visible"/>
                  <anim:transitionFilter smil:dur="0.5s" smil:targetElement="id206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Daftar Rujukan</text:span></text:p>
              </text:list-item>
            </text:list>
          </draw:text-box>
        </draw:frame>
        <draw:frame draw:style-name="gr4" draw:text-style-name="P44" draw:layer="layout" svg:width="26.67cm" svg:height="3.356cm" svg:x="0.635cm" svg:y="6.35cm">
          <draw:text-box>
            <text:p text:style-name="P43"><text:span text:style-name="T29">Sistem Operasi: Three Easy Pieces</text:span><text:span text:style-name="T30"> </text:span><text:span text:style-name="T29">(Edisi Terjemahan)</text:span><text:span text:style-name="T30">. Diakses dari: </text:span><text:span text:style-name="T30"><text:a xlink:href="https://informatika-itera.github.io/os/2_Book_Translate/main.pdf" xlink:type="simple">https://informatika-itera.github.io/os/2_Book_Translate/main.pdf</text:a></text:span><text:span text:style-name="T30"> </text:span></text:p>
            <text:p text:style-name="P43"><text:span text:style-name="T29">Slide Perkuliahan Minggu 3: CPU Scheduling</text:span><text:span text:style-name="T30">. Diakses dari: </text:span><text:span text:style-name="T30"><text:a xlink:href="https://informatika-itera.github.io/os/1_Slides/week3_slide.pdf" xlink:type="simple">https://informatika-itera.github.io/os/1_Slides/week3_slide.pdf</text:a></text:span><text:span text:style-name="T30"> </text:span></text:p>
            <text:p text:style-name="P43"><text:span text:style-name="T29">Slide Perkuliahan Minggu 4: MLFQ Scheduling</text:span><text:span text:style-name="T30">. Diakses dari: </text:span><text:span text:style-name="T30"><text:a xlink:href="https://informatika-itera.github.io/os/1_Slides/week4_slide.pdf" xlink:type="simple">https://informatika-itera.github.io/os/1_Slides/week4_slide.pdf</text:a></text:span><text:span text:style-name="T30"> </text:span></text:p>
            <text:p text:style-name="P43"><text:span text:style-name="T30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Terimakasih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Sans serif" svg:font-family="'Sans serif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9" draw:display-name="Gradient 19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Gradient_20_31" draw:display-name="Gradient 31" draw:style="linear" draw:start-color="#d4ea6b" draw:end-color="#468a1a" draw:start-intensity="100%" draw:end-intensity="100%" draw:angle="300deg" draw:border="0%">
      <loext:gradient-stop svg:offset="0" loext:color-type="rgb" loext:color-value="#d4ea6b"/>
      <loext:gradient-stop svg:offset="1" loext:color-type="rgb" loext:color-value="#468a1a"/>
    </draw:gradient>
    <draw:gradient draw:name="Gradient_20_650" draw:display-name="Gradient 650" draw:style="linear" draw:start-color="#dee6ef" draw:end-color="#729fcf" draw:start-intensity="100%" draw:end-intensity="100%" draw:angle="180deg" draw:border="0%">
      <loext:gradient-stop svg:offset="0" loext:color-type="rgb" loext:color-value="#dee6ef"/>
      <loext:gradient-stop svg:offset="1" loext:color-type="rgb" loext:color-value="#729fc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000000" draw:marker-start-width="0.25cm" draw:marker-start-center="false" draw:marker-end-width="0.25cm" draw:marker-end-center="false" draw:fill="solid" draw:fill-color="#81aca6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4:29:44.330127051</meta:creation-date>
    <dc:description>This work is licensed under a Creative Commons 0 License.
It makes use of the works of Jun NOGATA.</dc:description>
    <meta:generator>LibreOffice/25.2.3.2$Linux_X86_64 LibreOffice_project/520$Build-2</meta:generator>
    <dc:title>Midnightblue</dc:title>
    <meta:editing-duration>PT5H30M50S</meta:editing-duration>
    <meta:editing-cycles>18</meta:editing-cycles>
    <dc:date>2026-03-11T15:00:37.065269434</dc:date>
    <meta:document-statistic meta:object-count="272"/>
  </office:meta>
</office:document-meta>
</file>